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E" style:family="table-column">
      <style:table-column-properties style:column-width="1.3854in" style:rel-column-width="1310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3.5625in"/>
    </style:style>
    <style:style style:name="Table2.B" style:family="table-column">
      <style:table-column-properties style:column-width="3.3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style:font-name="Times New Roman" fo:language="en" fo:country="US" officeooo:rsid="001506c8" officeooo:paragraph-rsid="001576f1"/>
    </style:style>
    <style:style style:name="P2" style:family="paragraph" style:parent-style-name="Standard">
      <style:paragraph-properties fo:line-height="150%" fo:text-align="start" style:justify-single-word="false"/>
      <style:text-properties style:font-name="Times New Roman" fo:language="en" fo:country="US" officeooo:rsid="001506c8" officeooo:paragraph-rsid="00189a3a"/>
    </style:style>
    <style:style style:name="P3" style:family="paragraph" style:parent-style-name="Standard">
      <style:paragraph-properties fo:line-height="150%" fo:text-align="start" style:justify-single-word="false"/>
      <style:text-properties style:font-name="Times New Roman" fo:language="en" fo:country="US" officeooo:rsid="001506c8" officeooo:paragraph-rsid="003073dc"/>
    </style:style>
    <style:style style:name="P4" style:family="paragraph" style:parent-style-name="Standard">
      <style:paragraph-properties fo:line-height="150%" fo:text-align="start" style:justify-single-word="false"/>
      <style:text-properties style:font-name="Times New Roman" fo:language="en" fo:country="US" fo:font-style="italic" officeooo:rsid="001506c8" officeooo:paragraph-rsid="001506c8" style:font-style-asian="italic" style:font-style-complex="italic"/>
    </style:style>
    <style:style style:name="P5" style:family="paragraph" style:parent-style-name="Standard">
      <style:paragraph-properties fo:line-height="150%" fo:text-align="start" style:justify-single-word="false"/>
      <style:text-properties style:font-name="Times New Roman" fo:language="en" fo:country="US" fo:font-style="italic" officeooo:rsid="00156b14" officeooo:paragraph-rsid="0021f83b" style:font-style-asian="italic" style:font-style-complex="italic"/>
    </style:style>
    <style:style style:name="P6" style:family="paragraph" style:parent-style-name="Standard">
      <style:paragraph-properties fo:line-height="150%" fo:text-align="start" style:justify-single-word="false"/>
      <style:text-properties style:font-name="Times New Roman" fo:language="en" fo:country="US" fo:font-style="italic" officeooo:rsid="00156b14" officeooo:paragraph-rsid="002dd28a" style:font-style-asian="italic" style:font-style-complex="italic"/>
    </style:style>
    <style:style style:name="P7" style:family="paragraph" style:parent-style-name="Standard">
      <style:paragraph-properties fo:line-height="150%" fo:text-align="start" style:justify-single-word="false"/>
      <style:text-properties style:font-name="Times New Roman" fo:language="en" fo:country="US" fo:font-style="italic" officeooo:rsid="00156b14" officeooo:paragraph-rsid="00534dbf" style:font-style-asian="italic" style:font-style-complex="italic"/>
    </style:style>
    <style:style style:name="P8" style:family="paragraph" style:parent-style-name="Standard">
      <style:paragraph-properties fo:line-height="150%" fo:text-align="start" style:justify-single-word="false"/>
      <style:text-properties style:font-name="Times New Roman" fo:language="en" fo:country="US" fo:font-style="italic" officeooo:rsid="002e371c" officeooo:paragraph-rsid="002e371c" style:font-style-asian="italic" style:font-style-complex="italic"/>
    </style:style>
    <style:style style:name="P9" style:family="paragraph" style:parent-style-name="Standard">
      <style:paragraph-properties fo:line-height="150%" fo:text-align="start" style:justify-single-word="false"/>
      <style:text-properties style:font-name="Times New Roman" fo:language="en" fo:country="US" fo:font-style="italic" officeooo:rsid="002e371c" officeooo:paragraph-rsid="003a5f0a" style:font-style-asian="italic" style:font-style-complex="italic"/>
    </style:style>
    <style:style style:name="P10" style:family="paragraph" style:parent-style-name="Standard">
      <style:paragraph-properties fo:line-height="150%" fo:text-align="start" style:justify-single-word="false"/>
      <style:text-properties style:font-name="Times New Roman" fo:language="en" fo:country="US" fo:font-style="italic" officeooo:rsid="002e371c" officeooo:paragraph-rsid="00534dbf" style:font-style-asian="italic" style:font-style-complex="italic"/>
    </style:style>
    <style:style style:name="P11" style:family="paragraph" style:parent-style-name="Standard">
      <style:paragraph-properties fo:line-height="150%" fo:text-align="center" style:justify-single-word="false"/>
      <style:text-properties style:font-name="Times New Roman" fo:language="en" fo:country="US" fo:font-style="italic" officeooo:rsid="002e371c" officeooo:paragraph-rsid="003d9a1f" style:font-style-asian="italic" style:font-style-complex="italic"/>
    </style:style>
    <style:style style:name="P12" style:family="paragraph" style:parent-style-name="Standard">
      <style:paragraph-properties fo:line-height="150%" fo:text-align="start" style:justify-single-word="false"/>
      <style:text-properties style:font-name="Times New Roman" fo:language="en" fo:country="US" fo:font-style="italic" officeooo:rsid="003d9a1f" officeooo:paragraph-rsid="003d9a1f" style:font-style-asian="italic" style:font-style-complex="italic"/>
    </style:style>
    <style:style style:name="P13" style:family="paragraph" style:parent-style-name="Standard">
      <style:paragraph-properties fo:line-height="150%" fo:text-align="start" style:justify-single-word="false"/>
      <style:text-properties style:font-name="Times New Roman" fo:language="en" fo:country="US" fo:font-style="italic" officeooo:rsid="003d9a1f" officeooo:paragraph-rsid="00534dbf" style:font-style-asian="italic" style:font-style-complex="italic"/>
    </style:style>
    <style:style style:name="P14" style:family="paragraph" style:parent-style-name="Standard">
      <style:paragraph-properties fo:line-height="150%" fo:text-align="start" style:justify-single-word="false"/>
      <style:text-properties style:font-name="Times New Roman" fo:language="en" fo:country="US" fo:font-style="italic" officeooo:rsid="001576f1" officeooo:paragraph-rsid="001576f1" style:font-style-asian="italic" style:font-style-complex="italic"/>
    </style:style>
    <style:style style:name="P15" style:family="paragraph" style:parent-style-name="Standard">
      <style:paragraph-properties fo:line-height="150%" fo:text-align="start" style:justify-single-word="false"/>
      <style:text-properties style:font-name="Times New Roman" fo:language="en" fo:country="US" fo:font-style="italic" officeooo:rsid="001506c8" officeooo:paragraph-rsid="001506c8" style:font-size-asian="10.5pt" style:font-style-asian="italic" style:font-style-complex="italic"/>
    </style:style>
    <style:style style:name="P16" style:family="paragraph" style:parent-style-name="Standard">
      <style:paragraph-properties fo:line-height="150%" fo:text-align="start" style:justify-single-word="false"/>
      <style:text-properties style:font-name="Times New Roman" fo:language="en" fo:country="US" fo:font-style="italic" officeooo:rsid="00156b14" officeooo:paragraph-rsid="00156b14" style:font-size-asian="10.5pt" style:font-style-asian="italic" style:font-style-complex="italic"/>
    </style:style>
    <style:style style:name="P17" style:family="paragraph" style:parent-style-name="Standard">
      <style:paragraph-properties fo:line-height="150%" fo:text-align="start" style:justify-single-word="false"/>
      <style:text-properties style:font-name="Times New Roman" fo:language="en" fo:country="US" fo:font-style="italic" officeooo:rsid="001d1271" officeooo:paragraph-rsid="001d1271" style:font-size-asian="10.5pt" style:font-style-asian="italic" style:font-style-complex="italic"/>
    </style:style>
    <style:style style:name="P18" style:family="paragraph" style:parent-style-name="Standard">
      <style:paragraph-properties fo:line-height="150%" fo:text-align="start" style:justify-single-word="false"/>
      <style:text-properties style:font-name="Times New Roman" fo:language="en" fo:country="US" fo:font-style="normal" officeooo:rsid="00156b14" officeooo:paragraph-rsid="00156b14" style:font-style-asian="normal" style:font-style-complex="normal"/>
    </style:style>
    <style:style style:name="P19" style:family="paragraph" style:parent-style-name="Standard">
      <style:paragraph-properties fo:line-height="150%" fo:text-align="start" style:justify-single-word="false"/>
      <style:text-properties style:font-name="Times New Roman" fo:language="en" fo:country="US" fo:font-style="normal" officeooo:rsid="001d1271" officeooo:paragraph-rsid="0029fc87" style:font-style-asian="normal" style:font-style-complex="normal"/>
    </style:style>
    <style:style style:name="P20" style:family="paragraph" style:parent-style-name="Standard">
      <style:paragraph-properties fo:line-height="150%" fo:text-align="start" style:justify-single-word="false"/>
      <style:text-properties style:font-name="Times New Roman" fo:language="en" fo:country="US" fo:font-style="normal" officeooo:rsid="001d1271" officeooo:paragraph-rsid="002e371c" style:font-style-asian="normal" style:font-style-complex="normal"/>
    </style:style>
    <style:style style:name="P21" style:family="paragraph" style:parent-style-name="Standard">
      <style:paragraph-properties fo:line-height="150%" fo:text-align="start" style:justify-single-word="false"/>
      <style:text-properties style:font-name="Times New Roman" fo:language="en" fo:country="US" fo:font-style="normal" officeooo:rsid="001d1271" officeooo:paragraph-rsid="002ef400" style:font-style-asian="normal" style:font-style-complex="normal"/>
    </style:style>
    <style:style style:name="P22" style:family="paragraph" style:parent-style-name="Standard">
      <style:paragraph-properties fo:line-height="150%" fo:text-align="start" style:justify-single-word="false"/>
      <style:text-properties style:font-name="Times New Roman" fo:language="en" fo:country="US" fo:font-style="normal" officeooo:rsid="0033553f" officeooo:paragraph-rsid="00189a3a" style:font-style-asian="normal" style:font-style-complex="normal"/>
    </style:style>
    <style:style style:name="P23" style:family="paragraph" style:parent-style-name="Standard">
      <style:paragraph-properties fo:line-height="150%" fo:text-align="start" style:justify-single-word="false"/>
      <style:text-properties style:font-name="Times New Roman" fo:language="en" fo:country="US" fo:font-style="normal" officeooo:rsid="001d1271" officeooo:paragraph-rsid="001d1271" style:font-size-asian="10.5pt" style:font-style-asian="normal" style:font-style-complex="normal"/>
    </style:style>
    <style:style style:name="P24" style:family="paragraph" style:parent-style-name="Standard">
      <style:paragraph-properties fo:line-height="150%" fo:text-align="start" style:justify-single-word="false"/>
      <style:text-properties style:font-name="Times New Roman" fo:language="en" fo:country="US" fo:font-style="normal" officeooo:rsid="0029fc87" officeooo:paragraph-rsid="0029fc87" style:font-size-asian="10.5pt" style:font-style-asian="normal" style:font-style-complex="normal"/>
    </style:style>
    <style:style style:name="P25" style:family="paragraph" style:parent-style-name="Standard">
      <style:paragraph-properties fo:text-align="center" style:justify-single-word="false"/>
      <style:text-properties style:font-name="Times New Roman" fo:font-size="24pt" officeooo:rsid="001506c8" officeooo:paragraph-rsid="0015e898" style:font-size-asian="24pt" style:font-size-complex="24pt"/>
    </style:style>
    <style:style style:name="P26" style:family="paragraph" style:parent-style-name="Standard">
      <style:paragraph-properties fo:text-align="center" style:justify-single-word="false"/>
      <style:text-properties style:font-name="Times New Roman" fo:font-size="24pt" officeooo:rsid="0015ffd9" officeooo:paragraph-rsid="0015ffd9" style:font-size-asian="24pt" style:font-size-complex="24pt"/>
    </style:style>
    <style:style style:name="P27" style:family="paragraph" style:parent-style-name="Standard">
      <style:paragraph-properties fo:line-height="150%" fo:text-align="center" style:justify-single-word="false"/>
      <style:text-properties style:font-name="Times New Roman" fo:font-size="15pt" fo:language="en" fo:country="US" fo:font-style="normal" officeooo:rsid="0025307a" officeooo:paragraph-rsid="0025307a" style:font-size-asian="15pt" style:font-style-asian="normal" style:font-size-complex="15pt" style:font-style-complex="normal"/>
    </style:style>
    <style:style style:name="P28" style:family="paragraph" style:parent-style-name="Standard">
      <style:paragraph-properties fo:line-height="150%" fo:text-align="center" style:justify-single-word="false"/>
      <style:text-properties style:font-name="Times New Roman" fo:font-size="15pt" fo:language="en" fo:country="US" fo:font-style="normal" officeooo:rsid="002bf9ac" officeooo:paragraph-rsid="003d9a1f" style:font-size-asian="15pt" style:font-style-asian="normal" style:font-size-complex="15pt" style:font-style-complex="normal"/>
    </style:style>
    <style:style style:name="P29" style:family="paragraph" style:parent-style-name="Standard">
      <style:paragraph-properties fo:line-height="150%" fo:text-align="end" style:justify-single-word="false"/>
      <style:text-properties style:font-name="Times New Roman" fo:font-size="15pt" fo:language="en" fo:country="US" fo:font-style="normal" officeooo:rsid="002bf9ac" officeooo:paragraph-rsid="003d9a1f" style:font-size-asian="15pt" style:font-style-asian="normal" style:font-size-complex="15pt" style:font-style-complex="normal"/>
    </style:style>
    <style:style style:name="P30" style:family="paragraph" style:parent-style-name="Standard">
      <style:paragraph-properties fo:line-height="150%" fo:text-align="start" style:justify-single-word="false"/>
      <style:text-properties style:font-name="Times New Roman" fo:font-style="italic" officeooo:rsid="001506c8" officeooo:paragraph-rsid="001506c8" style:font-style-asian="italic" style:font-style-complex="italic"/>
    </style:style>
    <style:style style:name="P31" style:family="paragraph" style:parent-style-name="Standard">
      <style:paragraph-properties fo:line-height="150%" fo:text-align="start" style:justify-single-word="false"/>
      <style:text-properties style:font-name="Times New Roman1" fo:language="en" fo:country="US" fo:font-style="normal" officeooo:rsid="0015e898" officeooo:paragraph-rsid="00156b14" style:font-size-asian="10.5pt" style:font-style-asian="normal" style:font-style-complex="normal"/>
    </style:style>
    <style:style style:name="P32" style:family="paragraph" style:parent-style-name="Standard">
      <style:paragraph-properties fo:line-height="150%" fo:text-align="start" style:justify-single-word="false"/>
      <style:text-properties style:text-position="0% 100%" style:font-name="Times New Roman" fo:language="en" fo:country="US" fo:font-style="normal" officeooo:rsid="003dbcb7" officeooo:paragraph-rsid="0021f83b" style:font-size-asian="10.5pt" style:font-style-asian="normal" style:font-style-complex="normal"/>
    </style:style>
    <style:style style:name="P33" style:family="paragraph" style:parent-style-name="Standard">
      <style:paragraph-properties fo:line-height="150%" fo:text-align="start" style:justify-single-word="false"/>
      <style:text-properties style:text-position="0% 100%" style:font-name="Times New Roman" fo:language="en" fo:country="US" fo:font-style="normal" officeooo:rsid="00434e23" officeooo:paragraph-rsid="001d1271" style:font-size-asian="10.5pt" style:font-style-asian="normal" style:font-style-complex="normal"/>
    </style:style>
    <style:style style:name="P34" style:family="paragraph" style:parent-style-name="Standard">
      <style:paragraph-properties fo:line-height="150%" fo:text-align="start" style:justify-single-word="false"/>
      <style:text-properties style:text-position="0% 100%" style:font-name="Times New Roman" fo:language="en" fo:country="US" fo:font-style="normal" officeooo:rsid="0020d42c" officeooo:paragraph-rsid="001d1271" style:font-size-asian="10.5pt" style:font-style-asian="normal" style:font-style-complex="normal"/>
    </style:style>
    <style:style style:name="P35" style:family="paragraph" style:parent-style-name="Standard">
      <style:paragraph-properties fo:line-height="150%" fo:text-align="start" style:justify-single-word="false"/>
      <style:text-properties style:text-position="0% 100%" style:font-name="Times New Roman" fo:language="en" fo:country="US" fo:font-style="normal" officeooo:rsid="003d9a1f" officeooo:paragraph-rsid="003a5f0a" style:font-size-asian="10.5pt" style:font-style-asian="normal" style:font-style-complex="normal"/>
    </style:style>
    <style:style style:name="P36" style:family="paragraph" style:parent-style-name="Standard">
      <style:paragraph-properties fo:line-height="150%" fo:text-align="center" style:justify-single-word="false"/>
      <style:text-properties style:text-position="0% 100%" style:font-name="Times New Roman" fo:language="en" fo:country="US" fo:font-style="normal" officeooo:rsid="0025307a" officeooo:paragraph-rsid="0025307a" style:font-size-asian="10.5pt" style:font-style-asian="normal" style:font-style-complex="normal"/>
    </style:style>
    <style:style style:name="P37" style:family="paragraph" style:parent-style-name="Standard">
      <style:paragraph-properties fo:line-height="150%" fo:text-align="start" style:justify-single-word="false"/>
      <style:text-properties style:text-position="0% 100%" style:font-name="Times New Roman" fo:language="en" fo:country="US" fo:font-style="italic" officeooo:rsid="002e371c" officeooo:paragraph-rsid="002e371c" style:font-size-asian="10.5pt" style:font-style-asian="italic" style:font-style-complex="italic"/>
    </style:style>
    <style:style style:name="P38" style:family="paragraph" style:parent-style-name="Standard">
      <style:paragraph-properties fo:line-height="150%" fo:text-align="start" style:justify-single-word="false"/>
      <style:text-properties style:text-position="0% 100%" style:font-name="Times New Roman" fo:language="en" fo:country="US" fo:font-style="italic" officeooo:rsid="0020d42c" officeooo:paragraph-rsid="003d9a1f" style:font-size-asian="10.5pt" style:font-style-asian="italic" style:font-style-complex="italic"/>
    </style:style>
    <style:style style:name="P39" style:family="paragraph" style:parent-style-name="Standard">
      <style:paragraph-properties fo:line-height="150%" fo:text-align="start" style:justify-single-word="false"/>
      <style:text-properties style:text-position="0% 100%" style:font-name="Times New Roman" fo:language="en" fo:country="US" fo:font-style="italic" officeooo:rsid="003d9a1f" officeooo:paragraph-rsid="003d9a1f" style:font-size-asian="10.5pt" style:font-style-asian="italic" style:font-style-complex="italic"/>
    </style:style>
    <style:style style:name="P40" style:family="paragraph" style:parent-style-name="Standard">
      <style:paragraph-properties fo:line-height="150%" fo:text-align="center" style:justify-single-word="false"/>
      <style:text-properties style:text-position="0% 100%" style:font-name="Times New Roman" fo:font-size="15pt" fo:language="en" fo:country="US" fo:font-style="normal" officeooo:rsid="002bf9ac" officeooo:paragraph-rsid="003d9a1f" style:font-size-asian="15pt" style:font-style-asian="normal" style:font-size-complex="15pt" style:font-style-complex="normal"/>
    </style:style>
    <style:style style:name="P41" style:family="paragraph" style:parent-style-name="Standard">
      <style:paragraph-properties fo:line-height="150%" fo:text-align="center" style:justify-single-word="false"/>
      <style:text-properties style:text-position="0% 100%" style:font-name="Times New Roman" fo:font-size="15pt" fo:language="en" fo:country="US" fo:font-style="normal" officeooo:rsid="002bf9ac" officeooo:paragraph-rsid="002bf9ac" style:font-size-asian="15pt" style:font-style-asian="normal" style:font-size-complex="15pt" style:font-style-complex="normal"/>
    </style:style>
    <style:style style:name="P42" style:family="paragraph" style:parent-style-name="Standard">
      <style:paragraph-properties fo:line-height="150%" fo:text-align="end" style:justify-single-word="false"/>
      <style:text-properties style:text-position="0% 100%" style:font-name="Times New Roman" fo:font-size="15pt" fo:language="en" fo:country="US" fo:font-style="normal" officeooo:rsid="002bf9ac" officeooo:paragraph-rsid="002bf9ac" style:font-size-asian="15pt" style:font-style-asian="normal" style:font-size-complex="15pt" style:font-style-complex="normal"/>
    </style:style>
    <style:style style:name="P43" style:family="paragraph" style:parent-style-name="Standard">
      <style:paragraph-properties fo:line-height="150%" fo:text-align="center" style:justify-single-word="false"/>
      <style:text-properties style:text-position="0% 100%" style:font-name="Times New Roman" fo:font-size="15pt" fo:language="en" fo:country="US" fo:font-style="normal" officeooo:rsid="0020d42c" officeooo:paragraph-rsid="0025307a" style:font-size-asian="15pt" style:font-style-asian="normal" style:font-size-complex="15pt" style:font-style-complex="normal"/>
    </style:style>
    <style:style style:name="P44" style:family="paragraph" style:parent-style-name="Standard">
      <style:paragraph-properties fo:line-height="150%" fo:text-align="center" style:justify-single-word="false"/>
      <style:text-properties style:text-position="0% 100%" style:font-name="Times New Roman" fo:font-size="15pt" fo:language="en" fo:country="US" fo:font-style="normal" officeooo:rsid="003a5f0a" officeooo:paragraph-rsid="003d9a1f" style:font-size-asian="10.5pt" style:font-style-asian="normal" style:font-size-complex="15pt" style:font-style-complex="normal"/>
    </style:style>
    <style:style style:name="P45" style:family="paragraph" style:parent-style-name="Table_20_Contents">
      <style:paragraph-properties fo:text-align="center" style:justify-single-word="false"/>
      <style:text-properties style:font-name="Times New Roman" fo:font-size="15pt" officeooo:rsid="0029feb1" officeooo:paragraph-rsid="003d9a1f" style:font-size-asian="15pt" style:font-size-complex="15pt"/>
    </style:style>
    <style:style style:name="P46" style:family="paragraph" style:parent-style-name="Table_20_Contents">
      <style:paragraph-properties fo:text-align="center" style:justify-single-word="false"/>
      <style:text-properties style:font-name="Times New Roman" fo:font-size="15pt" officeooo:rsid="002bf9ac" officeooo:paragraph-rsid="002bf9ac" style:font-size-asian="15pt" style:font-size-complex="15pt"/>
    </style:style>
    <style:style style:name="P47" style:family="paragraph" style:parent-style-name="Table_20_Contents">
      <style:paragraph-properties fo:text-align="center" style:justify-single-word="false"/>
      <style:text-properties style:font-name="Times New Roman" fo:font-size="15pt" style:text-underline-style="solid" style:text-underline-width="auto" style:text-underline-color="font-color" officeooo:rsid="002bf9ac" officeooo:paragraph-rsid="002bf9ac" style:font-size-asian="15pt" style:font-size-complex="15pt"/>
    </style:style>
    <style:style style:name="P48" style:family="paragraph" style:parent-style-name="Table_20_Contents">
      <style:paragraph-properties fo:text-align="center" style:justify-single-word="false"/>
      <style:text-properties style:font-name="Times New Roman" fo:font-size="20pt" officeooo:rsid="0029feb1" officeooo:paragraph-rsid="003d9a1f" style:font-size-asian="17.5pt" style:font-size-complex="20pt"/>
    </style:style>
    <style:style style:name="P49" style:family="paragraph" style:parent-style-name="Standard">
      <style:paragraph-properties fo:line-height="150%" fo:text-align="start" style:justify-single-word="false" fo:break-before="page"/>
      <style:text-properties style:font-name="Times New Roman" fo:font-style="italic" officeooo:rsid="001506c8" officeooo:paragraph-rsid="001506c8" style:font-style-asian="italic" style:font-style-complex="italic"/>
    </style:style>
    <style:style style:name="P50" style:family="paragraph" style:parent-style-name="Standard" style:master-page-name="First_20_Page">
      <style:paragraph-properties fo:text-align="center" style:justify-single-word="false" style:page-number="auto"/>
      <style:text-properties style:font-name="Times New Roman" fo:font-size="24pt" officeooo:rsid="001506c8" officeooo:paragraph-rsid="0015e898" style:font-size-asian="24pt" style:font-size-complex="24pt"/>
    </style:style>
    <style:style style:name="P51" style:family="paragraph" style:parent-style-name="Standard">
      <style:paragraph-properties fo:line-height="150%" fo:text-align="start" style:justify-single-word="false"/>
      <style:text-properties style:font-name="Times New Roman" fo:language="en" fo:country="US" fo:font-style="normal" officeooo:rsid="0019def4" officeooo:paragraph-rsid="001506c8" style:font-size-asian="10.5pt" style:font-style-asian="normal" style:font-style-complex="normal"/>
    </style:style>
    <style:style style:name="P52" style:family="paragraph" style:parent-style-name="Standard">
      <style:paragraph-properties fo:line-height="150%" fo:text-align="start" style:justify-single-word="false"/>
      <style:text-properties style:text-position="0% 100%" style:font-name="Times New Roman" fo:language="en" fo:country="US" fo:font-style="normal" style:text-underline-style="none" officeooo:rsid="004c8161" officeooo:paragraph-rsid="003d9a1f" style:font-size-asian="10.5pt" style:font-style-asian="normal" style:font-style-complex="normal"/>
    </style:style>
    <style:style style:name="P53" style:family="paragraph" style:parent-style-name="Table_20_Contents" style:list-style-name="L1">
      <style:paragraph-properties fo:text-align="start" style:justify-single-word="false"/>
      <style:text-properties style:font-name="Times New Roman" fo:font-size="15pt" officeooo:rsid="002bf9ac" officeooo:paragraph-rsid="002bf9ac" style:font-size-asian="15pt" style:font-size-complex="15pt"/>
    </style:style>
    <style:style style:name="P54" style:family="paragraph" style:parent-style-name="Table_20_Contents" style:list-style-name="L2">
      <style:paragraph-properties fo:text-align="start" style:justify-single-word="false"/>
      <style:text-properties style:font-name="Times New Roman" fo:font-size="15pt" officeooo:rsid="002bf9ac" officeooo:paragraph-rsid="002bf9ac" style:font-size-asian="15pt" style:font-size-complex="15pt"/>
    </style:style>
    <style:style style:name="P55" style:family="paragraph" style:parent-style-name="Table_20_Contents" style:list-style-name="L3">
      <style:paragraph-properties fo:text-align="center" style:justify-single-word="false"/>
      <style:text-properties style:font-name="Times New Roman" fo:font-size="15pt" officeooo:rsid="002bf9ac" officeooo:paragraph-rsid="002bf9ac" style:font-size-asian="15pt" style:font-size-complex="15pt"/>
    </style:style>
    <style:style style:name="P56" style:family="paragraph" style:parent-style-name="Table_20_Contents" style:list-style-name="L4">
      <style:paragraph-properties fo:text-align="center" style:justify-single-word="false"/>
      <style:text-properties style:font-name="Times New Roman" fo:font-size="15pt" officeooo:rsid="002bf9ac" officeooo:paragraph-rsid="002bf9ac" style:font-size-asian="15pt" style:font-size-complex="15pt"/>
    </style:style>
    <style:style style:name="P57" style:family="paragraph">
      <loext:graphic-properties draw:fill="none" draw:fill-color="#ffffff"/>
      <style:text-properties fo:font-size="12pt"/>
    </style:style>
    <style:style style:name="T1" style:family="text">
      <style:text-properties style:font-size-asian="10.5pt"/>
    </style:style>
    <style:style style:name="T2" style:family="text">
      <style:text-properties officeooo:rsid="0015e898" style:font-size-asian="10.5pt"/>
    </style:style>
    <style:style style:name="T3" style:family="text">
      <style:text-properties officeooo:rsid="00166bf1" style:font-size-asian="10.5pt"/>
    </style:style>
    <style:style style:name="T4" style:family="text">
      <style:text-properties officeooo:rsid="0019def4" style:font-size-asian="10.5pt"/>
    </style:style>
    <style:style style:name="T5" style:family="text">
      <style:text-properties officeooo:rsid="001d1271" style:font-size-asian="10.5pt"/>
    </style:style>
    <style:style style:name="T6" style:family="text">
      <style:text-properties officeooo:rsid="001eb3d4" style:font-size-asian="10.5pt"/>
    </style:style>
    <style:style style:name="T7" style:family="text">
      <style:text-properties officeooo:rsid="00203d71" style:font-size-asian="10.5pt"/>
    </style:style>
    <style:style style:name="T8" style:family="text">
      <style:text-properties officeooo:rsid="0020d42c" style:font-size-asian="10.5pt"/>
    </style:style>
    <style:style style:name="T9" style:family="text">
      <style:text-properties officeooo:rsid="0029fc87" style:font-size-asian="10.5pt"/>
    </style:style>
    <style:style style:name="T10" style:family="text">
      <style:text-properties officeooo:rsid="002bf9ac" style:font-size-asian="10.5pt"/>
    </style:style>
    <style:style style:name="T11" style:family="text">
      <style:text-properties officeooo:rsid="002d61fe" style:font-size-asian="10.5pt"/>
    </style:style>
    <style:style style:name="T12" style:family="text">
      <style:text-properties officeooo:rsid="002dd28a" style:font-size-asian="10.5pt"/>
    </style:style>
    <style:style style:name="T13" style:family="text">
      <style:text-properties officeooo:rsid="002e371c" style:font-size-asian="10.5pt"/>
    </style:style>
    <style:style style:name="T14" style:family="text">
      <style:text-properties officeooo:rsid="00347a04" style:font-size-asian="10.5pt"/>
    </style:style>
    <style:style style:name="T15" style:family="text">
      <style:text-properties officeooo:rsid="00434e23" style:font-size-asian="10.5pt"/>
    </style:style>
    <style:style style:name="T16" style:family="text">
      <style:text-properties fo:font-style="normal" officeooo:rsid="001576f1" style:font-style-asian="normal" style:font-style-complex="normal"/>
    </style:style>
    <style:style style:name="T17" style:family="text">
      <style:text-properties fo:font-style="normal" officeooo:rsid="00162fb1" style:font-style-asian="normal" style:font-style-complex="normal"/>
    </style:style>
    <style:style style:name="T18" style:family="text">
      <style:text-properties fo:font-style="normal" officeooo:rsid="00166bf1" style:font-style-asian="normal" style:font-style-complex="normal"/>
    </style:style>
    <style:style style:name="T19" style:family="text">
      <style:text-properties fo:font-style="normal" officeooo:rsid="00175647" style:font-style-asian="normal" style:font-style-complex="normal"/>
    </style:style>
    <style:style style:name="T20" style:family="text">
      <style:text-properties fo:font-style="normal" officeooo:rsid="0017b939" style:font-style-asian="normal" style:font-style-complex="normal"/>
    </style:style>
    <style:style style:name="T21" style:family="text">
      <style:text-properties fo:font-style="normal" officeooo:rsid="00189a3a" style:font-style-asian="normal" style:font-style-complex="normal"/>
    </style:style>
    <style:style style:name="T22" style:family="text">
      <style:text-properties fo:font-style="normal" officeooo:rsid="0019def4" style:font-style-asian="normal" style:font-style-complex="normal"/>
    </style:style>
    <style:style style:name="T23" style:family="text">
      <style:text-properties fo:font-style="normal" officeooo:rsid="003073dc" style:font-style-asian="normal" style:font-style-complex="normal"/>
    </style:style>
    <style:style style:name="T24" style:family="text">
      <style:text-properties fo:font-style="normal" officeooo:rsid="00308f78" style:font-style-asian="normal" style:font-style-complex="normal"/>
    </style:style>
    <style:style style:name="T25" style:family="text">
      <style:text-properties fo:font-style="normal" officeooo:rsid="0031764f" style:font-style-asian="normal" style:font-style-complex="normal"/>
    </style:style>
    <style:style style:name="T26" style:family="text">
      <style:text-properties fo:font-style="normal" officeooo:rsid="0033553f" style:font-style-asian="normal" style:font-style-complex="normal"/>
    </style:style>
    <style:style style:name="T27" style:family="text">
      <style:text-properties fo:font-style="normal" officeooo:rsid="00347a04" style:font-style-asian="normal" style:font-style-complex="normal"/>
    </style:style>
    <style:style style:name="T28" style:family="text">
      <style:text-properties fo:font-style="normal" officeooo:rsid="00360968" style:font-style-asian="normal" style:font-style-complex="normal"/>
    </style:style>
    <style:style style:name="T29" style:family="text">
      <style:text-properties fo:font-style="normal" officeooo:rsid="004d70d5" style:font-style-asian="normal" style:font-style-complex="normal"/>
    </style:style>
    <style:style style:name="T30" style:family="text">
      <style:text-properties fo:font-style="normal" officeooo:rsid="00534dbf" style:font-style-asian="normal" style:font-style-complex="normal"/>
    </style:style>
    <style:style style:name="T31" style:family="text">
      <style:text-properties fo:font-style="normal" officeooo:rsid="00547a62" style:font-style-asian="normal" style:font-style-complex="normal"/>
    </style:style>
    <style:style style:name="T32" style:family="text">
      <style:text-properties fo:font-style="normal" style:font-size-asian="10.5pt" style:font-style-asian="normal" style:font-style-complex="normal"/>
    </style:style>
    <style:style style:name="T33" style:family="text">
      <style:text-properties fo:font-style="normal" officeooo:rsid="00156b14" style:font-size-asian="10.5pt" style:font-style-asian="normal" style:font-style-complex="normal"/>
    </style:style>
    <style:style style:name="T34" style:family="text">
      <style:text-properties fo:font-style="normal" officeooo:rsid="0015e898" style:font-size-asian="10.5pt" style:font-style-asian="normal" style:font-style-complex="normal"/>
    </style:style>
    <style:style style:name="T35" style:family="text">
      <style:text-properties fo:font-style="normal" officeooo:rsid="0015ffd9" style:font-size-asian="10.5pt" style:font-style-asian="normal" style:font-style-complex="normal"/>
    </style:style>
    <style:style style:name="T36" style:family="text">
      <style:text-properties fo:font-style="normal" officeooo:rsid="00166bf1" style:font-size-asian="10.5pt" style:font-style-asian="normal" style:font-style-complex="normal"/>
    </style:style>
    <style:style style:name="T37" style:family="text">
      <style:text-properties fo:font-style="normal" officeooo:rsid="00174f90" style:font-size-asian="10.5pt" style:font-style-asian="normal" style:font-style-complex="normal"/>
    </style:style>
    <style:style style:name="T38" style:family="text">
      <style:text-properties fo:font-style="normal" officeooo:rsid="00175647" style:font-size-asian="10.5pt" style:font-style-asian="normal" style:font-style-complex="normal"/>
    </style:style>
    <style:style style:name="T39" style:family="text">
      <style:text-properties fo:font-style="normal" officeooo:rsid="0019def4" style:font-size-asian="10.5pt" style:font-style-asian="normal" style:font-style-complex="normal"/>
    </style:style>
    <style:style style:name="T40" style:family="text">
      <style:text-properties fo:font-style="normal" officeooo:rsid="001d1271" style:font-size-asian="10.5pt" style:font-style-asian="normal" style:font-style-complex="normal"/>
    </style:style>
    <style:style style:name="T41" style:family="text">
      <style:text-properties fo:font-style="normal" officeooo:rsid="0021f83b" style:font-size-asian="10.5pt" style:font-style-asian="normal" style:font-style-complex="normal"/>
    </style:style>
    <style:style style:name="T42" style:family="text">
      <style:text-properties fo:font-style="normal" officeooo:rsid="0023509b" style:font-size-asian="10.5pt" style:font-style-asian="normal" style:font-style-complex="normal"/>
    </style:style>
    <style:style style:name="T43" style:family="text">
      <style:text-properties fo:font-style="normal" officeooo:rsid="0025c5fd" style:font-size-asian="10.5pt" style:font-style-asian="normal" style:font-style-complex="normal"/>
    </style:style>
    <style:style style:name="T44" style:family="text">
      <style:text-properties fo:font-style="normal" officeooo:rsid="002d61fe" style:font-size-asian="10.5pt" style:font-style-asian="normal" style:font-style-complex="normal"/>
    </style:style>
    <style:style style:name="T45" style:family="text">
      <style:text-properties fo:font-style="normal" officeooo:rsid="002dd28a" style:font-size-asian="10.5pt" style:font-style-asian="normal" style:font-style-complex="normal"/>
    </style:style>
    <style:style style:name="T46" style:family="text">
      <style:text-properties fo:font-style="normal" officeooo:rsid="002e371c" style:font-size-asian="10.5pt" style:font-style-asian="normal" style:font-style-complex="normal"/>
    </style:style>
    <style:style style:name="T47" style:family="text">
      <style:text-properties fo:font-style="normal" officeooo:rsid="002ef400" style:font-size-asian="10.5pt" style:font-style-asian="normal" style:font-style-complex="normal"/>
    </style:style>
    <style:style style:name="T48" style:family="text">
      <style:text-properties fo:font-style="normal" officeooo:rsid="003dbcb7" style:font-size-asian="10.5pt" style:font-style-asian="normal" style:font-style-complex="normal"/>
    </style:style>
    <style:style style:name="T49" style:family="text">
      <style:text-properties fo:font-style="normal" officeooo:rsid="00434e23" style:font-size-asian="10.5pt" style:font-style-asian="normal" style:font-style-complex="normal"/>
    </style:style>
    <style:style style:name="T50" style:family="text">
      <style:text-properties fo:font-style="normal" officeooo:rsid="004c8161" style:font-size-asian="10.5pt" style:font-style-asian="normal" style:font-style-complex="normal"/>
    </style:style>
    <style:style style:name="T51" style:family="text">
      <style:text-properties fo:font-style="normal" officeooo:rsid="00547a62" style:font-size-asian="10.5pt" style:font-style-asian="normal" style:font-style-complex="normal"/>
    </style:style>
    <style:style style:name="T52" style:family="text">
      <style:text-properties officeooo:rsid="00156b14"/>
    </style:style>
    <style:style style:name="T53" style:family="text">
      <style:text-properties officeooo:rsid="001576f1"/>
    </style:style>
    <style:style style:name="T54" style:family="text">
      <style:text-properties fo:font-style="italic" officeooo:rsid="001576f1" style:font-style-asian="italic" style:font-style-complex="italic"/>
    </style:style>
    <style:style style:name="T55" style:family="text">
      <style:text-properties fo:font-style="italic" officeooo:rsid="00162fb1" style:font-style-asian="italic" style:font-style-complex="italic"/>
    </style:style>
    <style:style style:name="T56" style:family="text">
      <style:text-properties fo:font-style="italic" officeooo:rsid="00175647" style:font-style-asian="italic" style:font-style-complex="italic"/>
    </style:style>
    <style:style style:name="T57" style:family="text">
      <style:text-properties fo:font-style="italic" officeooo:rsid="00189a3a" style:font-style-asian="italic" style:font-style-complex="italic"/>
    </style:style>
    <style:style style:name="T58" style:family="text">
      <style:text-properties fo:font-style="italic" officeooo:rsid="003073dc" style:font-style-asian="italic" style:font-style-complex="italic"/>
    </style:style>
    <style:style style:name="T59" style:family="text">
      <style:text-properties fo:font-style="italic" officeooo:rsid="00308f78" style:font-style-asian="italic" style:font-style-complex="italic"/>
    </style:style>
    <style:style style:name="T60" style:family="text">
      <style:text-properties fo:font-style="italic" officeooo:rsid="0031764f" style:font-style-asian="italic" style:font-style-complex="italic"/>
    </style:style>
    <style:style style:name="T61" style:family="text">
      <style:text-properties fo:font-style="italic" officeooo:rsid="0033553f" style:font-style-asian="italic" style:font-style-complex="italic"/>
    </style:style>
    <style:style style:name="T62" style:family="text">
      <style:text-properties fo:font-style="italic" officeooo:rsid="00347a04" style:font-style-asian="italic" style:font-style-complex="italic"/>
    </style:style>
    <style:style style:name="T63" style:family="text">
      <style:text-properties fo:font-style="italic" officeooo:rsid="00360968" style:font-style-asian="italic" style:font-style-complex="italic"/>
    </style:style>
    <style:style style:name="T64" style:family="text">
      <style:text-properties fo:font-style="italic" officeooo:rsid="002dd28a" style:font-size-asian="10.5pt" style:font-style-asian="italic" style:font-style-complex="italic"/>
    </style:style>
    <style:style style:name="T65" style:family="text">
      <style:text-properties fo:font-style="italic" officeooo:rsid="002d61fe" style:font-size-asian="10.5pt" style:font-style-asian="italic" style:font-style-complex="italic"/>
    </style:style>
    <style:style style:name="T66" style:family="text">
      <style:text-properties officeooo:rsid="0015e898"/>
    </style:style>
    <style:style style:name="T67" style:family="text">
      <style:text-properties style:font-name="Times New Roman1" officeooo:rsid="0015e898" style:font-size-asian="10.5pt"/>
    </style:style>
    <style:style style:name="T68" style:family="text">
      <style:text-properties style:font-name="Times New Roman1" officeooo:rsid="00162fb1" style:font-size-asian="10.5pt"/>
    </style:style>
    <style:style style:name="T69" style:family="text">
      <style:text-properties style:font-name="Times New Roman1" officeooo:rsid="001c3b39" style:font-size-asian="10.5pt"/>
    </style:style>
    <style:style style:name="T70" style:family="text">
      <style:text-properties style:font-name="Times New Roman1" officeooo:rsid="001d1271" style:font-size-asian="10.5pt"/>
    </style:style>
    <style:style style:name="T71" style:family="text">
      <style:text-properties style:font-name="Times New Roman1" officeooo:rsid="001d7e1b" style:font-size-asian="10.5pt"/>
    </style:style>
    <style:style style:name="T72" style:family="text">
      <style:text-properties style:font-name="Times New Roman1" officeooo:rsid="002827e8" style:font-size-asian="10.5pt"/>
    </style:style>
    <style:style style:name="T73" style:family="text">
      <style:text-properties style:font-name="Times New Roman1" officeooo:rsid="002d61fe" style:font-size-asian="10.5pt"/>
    </style:style>
    <style:style style:name="T74" style:family="text">
      <style:text-properties style:font-name="Times New Roman1" fo:font-style="italic" officeooo:rsid="00162fb1" style:font-style-asian="italic" style:font-style-complex="italic"/>
    </style:style>
    <style:style style:name="T75" style:family="text">
      <style:text-properties style:font-name="Times New Roman1" fo:font-style="italic" officeooo:rsid="002d61fe" style:font-size-asian="10.5pt" style:font-style-asian="italic" style:font-style-complex="italic"/>
    </style:style>
    <style:style style:name="T76" style:family="text">
      <style:text-properties style:font-name="Times New Roman1" fo:language="fr" fo:country="FR" fo:font-style="italic" officeooo:rsid="00360968" style:font-style-asian="italic" style:font-style-complex="italic"/>
    </style:style>
    <style:style style:name="T77" style:family="text">
      <style:text-properties officeooo:rsid="00175647"/>
    </style:style>
    <style:style style:name="T78" style:family="text">
      <style:text-properties officeooo:rsid="0018874b"/>
    </style:style>
    <style:style style:name="T79" style:family="text">
      <style:text-properties officeooo:rsid="00189a3a"/>
    </style:style>
    <style:style style:name="T80" style:family="text">
      <style:text-properties style:text-position="super 58%" fo:font-style="normal" officeooo:rsid="001d1271" style:font-size-asian="10.5pt" style:font-style-asian="normal" style:font-style-complex="normal"/>
    </style:style>
    <style:style style:name="T81" style:family="text">
      <style:text-properties style:text-position="super 58%" fo:font-style="normal" officeooo:rsid="0021f83b" style:font-size-asian="10.5pt" style:font-style-asian="normal" style:font-style-complex="normal"/>
    </style:style>
    <style:style style:name="T82" style:family="text">
      <style:text-properties style:text-position="super 58%" fo:font-style="normal" officeooo:rsid="002d61fe" style:font-size-asian="10.5pt" style:font-style-asian="normal" style:font-style-complex="normal"/>
    </style:style>
    <style:style style:name="T83" style:family="text">
      <style:text-properties style:text-position="super 58%" fo:font-style="normal" officeooo:rsid="00434e23" style:font-size-asian="10.5pt" style:font-style-asian="normal" style:font-style-complex="normal"/>
    </style:style>
    <style:style style:name="T84" style:family="text">
      <style:text-properties style:text-position="super 58%" fo:font-style="normal" style:text-underline-style="none" officeooo:rsid="004152bf" style:font-size-asian="10.5pt" style:font-style-asian="normal" style:font-style-complex="normal"/>
    </style:style>
    <style:style style:name="T85" style:family="text">
      <style:text-properties style:text-position="super 58%" officeooo:rsid="002e371c" style:font-size-asian="10.5pt"/>
    </style:style>
    <style:style style:name="T86" style:family="text">
      <style:text-properties style:text-position="0% 100%"/>
    </style:style>
    <style:style style:name="T87" style:family="text">
      <style:text-properties style:text-position="0% 100%" style:font-size-asian="10.5pt"/>
    </style:style>
    <style:style style:name="T88" style:family="text">
      <style:text-properties style:text-position="0% 100%" officeooo:rsid="0020d42c" style:font-size-asian="10.5pt"/>
    </style:style>
    <style:style style:name="T89" style:family="text">
      <style:text-properties style:text-position="0% 100%" officeooo:rsid="001d1271" style:font-size-asian="10.5pt"/>
    </style:style>
    <style:style style:name="T90" style:family="text">
      <style:text-properties style:text-position="0% 100%" officeooo:rsid="002549d1" style:font-size-asian="10.5pt"/>
    </style:style>
    <style:style style:name="T91" style:family="text">
      <style:text-properties style:text-position="0% 100%" officeooo:rsid="0025c5fd" style:font-size-asian="10.5pt"/>
    </style:style>
    <style:style style:name="T92" style:family="text">
      <style:text-properties style:text-position="0% 100%" officeooo:rsid="002d61fe" style:font-size-asian="10.5pt"/>
    </style:style>
    <style:style style:name="T93" style:family="text">
      <style:text-properties style:text-position="0% 100%" officeooo:rsid="002e371c" style:font-size-asian="10.5pt"/>
    </style:style>
    <style:style style:name="T94" style:family="text">
      <style:text-properties style:text-position="0% 100%" officeooo:rsid="002ef400" style:font-size-asian="10.5pt"/>
    </style:style>
    <style:style style:name="T95" style:family="text">
      <style:text-properties style:text-position="0% 100%" officeooo:rsid="003a5f0a" style:font-size-asian="10.5pt"/>
    </style:style>
    <style:style style:name="T96" style:family="text">
      <style:text-properties style:text-position="0% 100%" officeooo:rsid="003c1c30" style:font-size-asian="10.5pt"/>
    </style:style>
    <style:style style:name="T97" style:family="text">
      <style:text-properties style:text-position="0% 100%" officeooo:rsid="00434e23" style:font-size-asian="10.5pt"/>
    </style:style>
    <style:style style:name="T98" style:family="text">
      <style:text-properties style:text-position="0% 100%" officeooo:rsid="0044b6a6" style:font-size-asian="10.5pt"/>
    </style:style>
    <style:style style:name="T99" style:family="text">
      <style:text-properties style:text-position="0% 100%" officeooo:rsid="0055e8ac" style:font-size-asian="10.5pt"/>
    </style:style>
    <style:style style:name="T100" style:family="text">
      <style:text-properties style:text-position="0% 100%" fo:font-style="normal" officeooo:rsid="0021f83b" style:font-size-asian="10.5pt" style:font-style-asian="normal" style:font-style-complex="normal"/>
    </style:style>
    <style:style style:name="T101" style:family="text">
      <style:text-properties style:text-position="0% 100%" fo:font-style="normal" officeooo:rsid="002549d1" style:font-size-asian="10.5pt" style:font-style-asian="normal" style:font-style-complex="normal"/>
    </style:style>
    <style:style style:name="T102" style:family="text">
      <style:text-properties style:text-position="0% 100%" fo:font-style="normal" officeooo:rsid="0025c5fd" style:font-size-asian="10.5pt" style:font-style-asian="normal" style:font-style-complex="normal"/>
    </style:style>
    <style:style style:name="T103" style:family="text">
      <style:text-properties style:text-position="0% 100%" fo:font-style="normal" officeooo:rsid="002d61fe" style:font-size-asian="10.5pt" style:font-style-asian="normal" style:font-style-complex="normal"/>
    </style:style>
    <style:style style:name="T104" style:family="text">
      <style:text-properties style:text-position="0% 100%" fo:font-style="normal" officeooo:rsid="002dd28a" style:font-size-asian="10.5pt" style:font-style-asian="normal" style:font-style-complex="normal"/>
    </style:style>
    <style:style style:name="T105" style:family="text">
      <style:text-properties style:text-position="0% 100%" fo:font-style="normal" officeooo:rsid="0020d42c" style:font-size-asian="10.5pt" style:font-style-asian="normal" style:font-style-complex="normal"/>
    </style:style>
    <style:style style:name="T106" style:family="text">
      <style:text-properties style:text-position="0% 100%" fo:font-style="normal" officeooo:rsid="00360968" style:font-size-asian="10.5pt" style:font-style-asian="normal" style:font-style-complex="normal"/>
    </style:style>
    <style:style style:name="T107" style:family="text">
      <style:text-properties style:text-position="0% 100%" fo:font-style="normal" officeooo:rsid="0037e176" style:font-size-asian="10.5pt" style:font-style-asian="normal" style:font-style-complex="normal"/>
    </style:style>
    <style:style style:name="T108" style:family="text">
      <style:text-properties style:text-position="0% 100%" fo:font-style="normal" officeooo:rsid="00387629" style:font-size-asian="10.5pt" style:font-style-asian="normal" style:font-style-complex="normal"/>
    </style:style>
    <style:style style:name="T109" style:family="text">
      <style:text-properties style:text-position="0% 100%" fo:font-style="normal" officeooo:rsid="003a5f0a" style:font-size-asian="10.5pt" style:font-style-asian="normal" style:font-style-complex="normal"/>
    </style:style>
    <style:style style:name="T110" style:family="text">
      <style:text-properties style:text-position="0% 100%" fo:font-style="normal" officeooo:rsid="003c1c30" style:font-size-asian="10.5pt" style:font-style-asian="normal" style:font-style-complex="normal"/>
    </style:style>
    <style:style style:name="T111" style:family="text">
      <style:text-properties style:text-position="0% 100%" fo:font-style="normal" officeooo:rsid="003d9a1f" style:font-size-asian="10.5pt" style:font-style-asian="normal" style:font-style-complex="normal"/>
    </style:style>
    <style:style style:name="T112" style:family="text">
      <style:text-properties style:text-position="0% 100%" fo:font-style="normal" officeooo:rsid="003dbcb7" style:font-size-asian="10.5pt" style:font-style-asian="normal" style:font-style-complex="normal"/>
    </style:style>
    <style:style style:name="T113" style:family="text">
      <style:text-properties style:text-position="0% 100%" fo:font-style="normal" officeooo:rsid="0040e19a" style:font-size-asian="10.5pt" style:font-style-asian="normal" style:font-style-complex="normal"/>
    </style:style>
    <style:style style:name="T114" style:family="text">
      <style:text-properties style:text-position="0% 100%" fo:font-style="normal" officeooo:rsid="004152bf" style:font-size-asian="10.5pt" style:font-style-asian="normal" style:font-style-complex="normal"/>
    </style:style>
    <style:style style:name="T115" style:family="text">
      <style:text-properties style:text-position="0% 100%" fo:font-style="normal" officeooo:rsid="00434e23" style:font-size-asian="10.5pt" style:font-style-asian="normal" style:font-style-complex="normal"/>
    </style:style>
    <style:style style:name="T116" style:family="text">
      <style:text-properties style:text-position="0% 100%" fo:font-style="normal" officeooo:rsid="0044b6a6" style:font-size-asian="10.5pt" style:font-style-asian="normal" style:font-style-complex="normal"/>
    </style:style>
    <style:style style:name="T117" style:family="text">
      <style:text-properties style:text-position="0% 100%" fo:font-style="normal" officeooo:rsid="00459187" style:font-size-asian="10.5pt" style:font-style-asian="normal" style:font-style-complex="normal"/>
    </style:style>
    <style:style style:name="T118" style:family="text">
      <style:text-properties style:text-position="0% 100%" fo:font-style="normal" officeooo:rsid="004c8161" style:font-size-asian="10.5pt" style:font-style-asian="normal" style:font-style-complex="normal"/>
    </style:style>
    <style:style style:name="T119" style:family="text">
      <style:text-properties style:text-position="0% 100%" fo:font-style="normal" officeooo:rsid="0055e8ac" style:font-size-asian="10.5pt" style:font-style-asian="normal" style:font-style-complex="normal"/>
    </style:style>
    <style:style style:name="T120" style:family="text">
      <style:text-properties style:text-position="0% 100%" fo:font-style="normal" style:text-underline-style="none" officeooo:rsid="004152bf" style:font-size-asian="10.5pt" style:font-style-asian="normal" style:font-style-complex="normal"/>
    </style:style>
    <style:style style:name="T121" style:family="text">
      <style:text-properties style:text-position="0% 100%" fo:font-style="normal" style:text-underline-style="none" officeooo:rsid="00434e23" style:font-size-asian="10.5pt" style:font-style-asian="normal" style:font-style-complex="normal"/>
    </style:style>
    <style:style style:name="T122" style:family="text">
      <style:text-properties style:text-position="0% 100%" fo:font-style="normal" style:text-underline-style="none" officeooo:rsid="00459187" style:font-size-asian="10.5pt" style:font-style-asian="normal" style:font-style-complex="normal"/>
    </style:style>
    <style:style style:name="T123" style:family="text">
      <style:text-properties style:text-position="0% 100%" fo:font-style="normal" style:text-underline-style="none" officeooo:rsid="004a080b" style:font-size-asian="10.5pt" style:font-style-asian="normal" style:font-style-complex="normal"/>
    </style:style>
    <style:style style:name="T124" style:family="text">
      <style:text-properties style:text-position="0% 100%" fo:font-style="normal" style:text-underline-style="none" officeooo:rsid="004b429d" style:font-size-asian="10.5pt" style:font-style-asian="normal" style:font-style-complex="normal"/>
    </style:style>
    <style:style style:name="T125" style:family="text">
      <style:text-properties style:text-position="0% 100%" fo:font-style="normal" style:text-underline-style="none" officeooo:rsid="004c8161" style:font-size-asian="10.5pt" style:font-style-asian="normal" style:font-style-complex="normal"/>
    </style:style>
    <style:style style:name="T126" style:family="text">
      <style:text-properties style:text-position="0% 100%" fo:font-style="normal" style:text-underline-style="none" officeooo:rsid="004ffd82" style:font-size-asian="10.5pt" style:font-style-asian="normal" style:font-style-complex="normal"/>
    </style:style>
    <style:style style:name="T127" style:family="text">
      <style:text-properties style:text-position="0% 100%" fo:font-style="normal" style:text-underline-style="none" officeooo:rsid="00511837" style:font-size-asian="10.5pt" style:font-style-asian="normal" style:font-style-complex="normal"/>
    </style:style>
    <style:style style:name="T128" style:family="text">
      <style:text-properties style:text-position="0% 100%" fo:font-style="normal" style:text-underline-style="none" officeooo:rsid="00534dbf" style:font-size-asian="10.5pt" style:font-style-asian="normal" style:font-style-complex="normal"/>
    </style:style>
    <style:style style:name="T129" style:family="text">
      <style:text-properties style:text-position="0% 100%" officeooo:rsid="0020d42c"/>
    </style:style>
    <style:style style:name="T130" style:family="text">
      <style:text-properties style:text-position="0% 100%" fo:font-style="italic" officeooo:rsid="002d61fe" style:font-size-asian="10.5pt" style:font-style-asian="italic" style:font-style-complex="italic"/>
    </style:style>
    <style:style style:name="T131" style:family="text">
      <style:text-properties style:text-position="0% 100%" fo:font-style="italic" officeooo:rsid="002dd28a" style:font-size-asian="10.5pt" style:font-style-asian="italic" style:font-style-complex="italic"/>
    </style:style>
    <style:style style:name="T132" style:family="text">
      <style:text-properties style:text-position="0% 100%" style:font-name="Times New Roman1" fo:font-style="italic" officeooo:rsid="002d61fe" style:font-size-asian="10.5pt" style:font-style-asian="italic" style:font-style-complex="italic"/>
    </style:style>
    <style:style style:name="T133" style:family="text">
      <style:text-properties style:text-position="0% 100%" fo:font-size="15pt" fo:font-style="normal" officeooo:rsid="0029feb1" style:font-size-asian="15pt" style:font-style-asian="normal" style:font-size-complex="15pt" style:font-style-complex="normal"/>
    </style:style>
    <style:style style:name="T134" style:family="text">
      <style:text-properties style:text-position="0% 100%" fo:font-size="15pt" fo:font-style="normal" officeooo:rsid="0020d42c" style:font-size-asian="15pt" style:font-style-asian="normal" style:font-size-complex="15pt" style:font-style-complex="normal"/>
    </style:style>
    <style:style style:name="T135" style:family="text">
      <style:text-properties style:text-position="0% 100%" style:text-underline-style="none" officeooo:rsid="004a080b" style:font-size-asian="10.5pt"/>
    </style:style>
    <style:style style:name="T136" style:family="text">
      <style:text-properties style:text-position="0% 100%" fo:language="fr" fo:country="FR" fo:font-style="normal" officeooo:rsid="0055e8ac" style:font-size-asian="10.5pt" style:font-style-asian="normal" style:font-style-complex="normal"/>
    </style:style>
    <style:style style:name="T137" style:family="text">
      <style:text-properties style:text-position="0% 100%" fo:language="fr" fo:country="FR" officeooo:rsid="00534dbf" style:font-size-asian="10.5pt"/>
    </style:style>
    <style:style style:name="T138" style:family="text">
      <style:text-properties style:text-position="0% 100%" fo:language="fr" fo:country="FR" officeooo:rsid="0025c5fd" style:font-size-asian="10.5pt"/>
    </style:style>
    <style:style style:name="T139" style:family="text">
      <style:text-properties style:text-position="0% 100%" fo:language="fr" fo:country="FR" style:text-underline-style="none" officeooo:rsid="00534dbf" style:font-size-asian="10.5pt"/>
    </style:style>
    <style:style style:name="T140" style:family="text">
      <style:text-properties officeooo:rsid="00347a04"/>
    </style:style>
    <style:style style:name="T141" style:family="text">
      <style:text-properties fo:language="fr" fo:country="FR" officeooo:rsid="00534dbf" style:font-size-asian="10.5pt"/>
    </style:style>
    <style:style style:name="T142" style:family="text">
      <style:text-properties fo:language="fr" fo:country="FR" officeooo:rsid="0015ffd9" style:font-size-asian="10.5pt"/>
    </style:style>
    <style:style style:name="T143" style:family="text">
      <style:text-properties fo:language="fr" fo:country="FR" officeooo:rsid="0019def4" style:font-size-asian="10.5pt"/>
    </style:style>
    <style:style style:name="T144" style:family="text">
      <style:text-properties fo:language="fr" fo:country="FR" fo:font-style="normal" officeooo:rsid="00547a62" style:font-size-asian="10.5pt" style:font-style-asian="normal" style:font-style-complex="normal"/>
    </style:style>
    <style:style style:name="T145" style:family="text">
      <style:text-properties fo:language="fr" fo:country="FR" fo:font-style="italic" officeooo:rsid="00175647" style:font-style-asian="italic" style:font-style-complex="italic"/>
    </style:style>
    <style:style style:name="T146" style:family="text">
      <style:text-properties fo:language="fr" fo:country="FR" fo:font-style="italic" officeooo:rsid="00189a3a" style:font-style-asian="italic" style:font-style-complex="italic"/>
    </style:style>
    <style:style style:name="T147" style:family="text">
      <style:text-properties fo:language="fr" fo:country="FR" fo:font-style="italic" officeooo:rsid="00360968" style:font-style-asian="italic" style:font-style-complex="italic"/>
    </style:style>
    <style:style style:name="T148" style:family="text">
      <style:text-properties fo:language="fr" fo:country="FR" fo:font-style="italic" officeooo:rsid="0033553f" style:font-style-asian="italic" style:font-style-complex="italic"/>
    </style:style>
    <style:style style:name="T149" style:family="text">
      <style:text-properties fo:language="fr" fo:country="FR" fo:font-style="italic" officeooo:rsid="00547a62" style:font-style-asian="italic" style:font-style-complex="italic"/>
    </style:style>
    <style:style style:name="fr1" style:family="graphic" style:parent-style-name="OLE">
      <style:graphic-properties style:vertical-pos="from-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none" draw:fill-color="#ffffff" draw:textarea-horizontal-align="justify" draw:textarea-vertical-align="middle" draw:auto-grow-height="false" fo:min-height="1.3862in" fo:min-width="2.362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25"/>
      <text:p text:style-name="P25"/>
      <text:p text:style-name="P25"/>
      <text:p text:style-name="P25">Brian Horlick-Cruz</text:p>
      <text:p text:style-name="P25">G33 Education Volunteer </text:p>
      <text:p text:style-name="P25">Kossouka, Yatenga Province, Region du Nord, Burkina Faso</text:p>
      <text:p text:style-name="P26">Etude de Milieu, December 2016</text:p>
      <text:p text:style-name="P49">Overview</text:p>
      <text:p text:style-name="P30"/>
      <text:p text:style-name="P3"><text:tab/>Kossouka is a small town in the Yatenga Province <text:span text:style-name="T53">of the </text:span><text:span text:style-name="T54">region du nord, </text:span><text:span text:style-name="T53">located directly on the unpaved N15 road, 45 kilometers northwest of Kongoussi and 65 kilometers southeast of Ouahigouya. <text:s/>There is a STAF </text:span><text:span text:style-name="T145">gare</text:span><text:span text:style-name="T56"> </text:span><text:span text:style-name="T19">that can be used to send and receive parcels, and there </text:span><text:span text:style-name="T29">are two</text:span><text:span text:style-name="T19"> daily bus</text:span><text:span text:style-name="T29">es</text:span><text:span text:style-name="T19"> going to Ouagadougou in the morning and </text:span><text:span text:style-name="T29">two</text:span><text:span text:style-name="T19"> arriving from Ouagadougou in the evening. <text:s/>Travel to Ouahigouya is limited to a single morning bush taxi from either Kossouka or Seguenega </text:span><text:span text:style-name="T20">with a single bush taxi returning in the afternoon. <text:s/>Kossouka is</text:span><text:span text:style-name="T16"> a political commune and an administrative department, with both a mayor and a prefec</text:span><text:span text:style-name="T20">t.</text:span><text:span text:style-name="T19"> <text:s/></text:span><text:span text:style-name="T16">Its</text:span><text:span text:style-name="T53"> CSPS serves a </text:span><text:span text:style-name="T55">region de sant</text:span><text:span text:style-name="T74">é</text:span><text:span text:style-name="T55"> </text:span><text:span text:style-name="T18">including</text:span><text:span text:style-name="T17"> seven surrounding villages, </text:span><text:span text:style-name="T18">from which students also commonly commute. <text:s/>Kossouka is in the heart of Burkina Faso’s gold country, and small-scale independent mining ventures have helped the local economy to grow. <text:s/>Most houses in central Kossouka now have electricity, and goods that must be trucked in such as electronics are easily available. <text:s/></text:span><text:span text:style-name="T23">There are ten </text:span><text:span text:style-name="T58">quartiers</text:span><text:span text:style-name="T23"> in Kossouka: Tang-Zugu, Toeboulguin, Bogure, Napalgue, Nabdogo, Saadgo, Nayiri, Nabguin Sigdmossi, and Soulguin.</text:span></text:p>
      <text:p text:style-name="P1"/>
      <text:p text:style-name="P14">Culture and Demographics</text:p>
      <text:p text:style-name="P14"/>
      <text:p text:style-name="P2"><text:s/><text:tab/><text:span text:style-name="T53">Kossouka has a </text:span>population of 6,<text:span text:style-name="T53">682, however, it</text:span> serves as the <text:span text:style-name="T53">commercial and healthcare center</text:span> for <text:span text:style-name="T53">a total of </text:span>13,<text:span text:style-name="T53">272</text:span> people in<text:span text:style-name="T66">cluding</text:span> <text:span text:style-name="T66">seven </text:span>surrounding satellite villages. <text:s/>The largest ethnic group is the Mossi people, however there is a small presence of Peu<text:span text:style-name="T77">h</text:span>l <text:span text:style-name="T77">and Rimaibe</text:span> people<text:span text:style-name="T77">s</text:span> <text:span text:style-name="T77">amongst </text:span>other minorities. <text:s/>Due to the nature of the local economy, Kossouka attracts many people from other parts of the country, <text:span text:style-name="T52">giving it relative diversity.</text:span> <text:s/><text:span text:style-name="T79">While Moore is the most commonly used local language, there are numerous individuals, mostly government </text:span><text:span text:style-name="T146">fonctionnaires</text:span><text:span text:style-name="T57">,</text:span><text:span text:style-name="T21"> who come from different parts of Burkina Faso, and therefore rely on French for community interactions. <text:s/>Most residents have good knowledge of the French language, and it is mainly children below the primary school age or older adults who speak only Moore. <text:s/></text:span></text:p>
      <text:p text:style-name="P2"><text:span text:style-name="T21"><text:tab/></text:span>The majority of the residents are Muslims <text:span text:style-name="T78">(approximately 90%)</text:span>, and there are <text:span text:style-name="T140">several </text:span>mosques scattered throughout town; however, ther<text:span text:style-name="T78">e is a well integrated Christian Community (approximately 10%) and </text:span>both a Catholic church and a Protestant church. <text:s/><text:span text:style-name="T79">There are no distinct </text:span><text:span text:style-name="T57">quartiers </text:span><text:span text:style-name="T21">for members of the differing religious groups, however there is a small concentration of Christians near the Catholic church. <text:s/></text:span></text:p>
      <text:p text:style-name="P2"><text:span text:style-name="T22"><text:tab/>The exact history of Kossouka can be somewhat apocryphal. <text:s/>Outside of town and especially on the hill that dominates the northern skyline, traces of the pre-Mossi society can be found in the form of </text:span><text:soft-page-break/><text:span text:style-name="T22">abundant pottery shards and fragments. <text:s/>Local farmers claim that these are as much as 1,000 years old, however, not much is known about the culture locally.</text:span><text:span text:style-name="T21"> <text:s/></text:span><text:span text:style-name="T24">There are multiple oral histories of a mythical nature surrounding the story of the founding of Kossouka, </text:span><text:span text:style-name="T30">but</text:span><text:span text:style-name="T24"> the most common one is centered on the first well in the village, known as </text:span><text:span text:style-name="T59">nyadiga</text:span><text:span text:style-name="T24">, which can still be seen just outside of the market in the village center. <text:s/>It tells the story of a hunter who would pass by a woman drawing water from the well </text:span><text:span text:style-name="T25">each day, giving her a share of the meat from his day’s work simply out of kindness. <text:s/>Eventually, the woman’s father asked to meet the hunter, and later had her marry him due to his generosity. <text:s/>When seeking out a place for the couple to live, the hunter searched for a place with water, and decided to settle beside the old well, calling the place Kossouka, which can be translated from Moore as “place where water is found,” or “land surrounded by water.” <text:s/>This spot became the </text:span><text:span text:style-name="T60">quartier </text:span><text:span text:style-name="T25">of Nabdogo. <text:s/>The hunter’s three brothers next moved nearby and founded the </text:span><text:span text:style-name="T60">quartiers of </text:span><text:span text:style-name="T25">Toebouglin, Seulghin, and Nogbin, followed by the installation of a blacksmith who founded the blacksmiths’ </text:span><text:span text:style-name="T60">quartier</text:span><text:span text:style-name="T25"> of Sandogo. <text:s/>Later on, a nephew of the hunter’s wife’s father moved to Kossouka from Yabansgo to act as the </text:span><text:span text:style-name="T60">chef du village</text:span><text:span text:style-name="T25">, and founded the </text:span><text:span text:style-name="T60">quartier</text:span><text:span text:style-name="T25"> of Nayiri. <text:s/></text:span><text:span text:style-name="T26">The </text:span><text:span text:style-name="T61">quartier</text:span><text:span text:style-name="T26"> of Siighin is said to have been later founded by a traveling woman who was able to summon rain by praying.</text:span></text:p>
      <text:p text:style-name="P2"><text:span text:style-name="T26"><text:tab/></text:span><text:span text:style-name="T61">Nyadiga</text:span><text:span text:style-name="T26"> is a well-known cultural site in Kossouka, and it is now said that a Jinni (or genie) lives within it. <text:s/>It is forbidden to wear red clothing when near the well, or one runs the risk of becoming cursed. <text:s/>The current </text:span><text:span text:style-name="T61">chef du village</text:span><text:span text:style-name="T26"> is a former </text:span><text:span text:style-name="T61">gendarme</text:span><text:span text:style-name="T26">, and lives in a large compound on the west end of town. <text:s/>The village became a </text:span><text:span text:style-name="T149">préfet</text:span><text:span text:style-name="T26"> in 1997, at which point the </text:span><text:span text:style-name="T148">maison</text:span><text:span text:style-name="T61"> de </text:span><text:span text:style-name="T148">jeunes</text:span><text:span text:style-name="T26"> was also constructed. <text:s/>Kossouka inaugurated its first mayor in 2006, and elected a CVD the following year.</text:span></text:p>
      <text:p text:style-name="P2"><text:span text:style-name="T26"><text:tab/></text:span><text:span text:style-name="T27">There are several traditional festivals held in Kossouka throughout the year. <text:s/>The </text:span><text:span text:style-name="T62">Napuusem</text:span><text:span text:style-name="T27"> is a yearly festival that honors the </text:span><text:span text:style-name="T62">chef du village, </text:span><text:span text:style-name="T27">in which the </text:span><text:span text:style-name="T62">chef</text:span><text:span text:style-name="T27"> hosts a large party with music and dancing, while locals bring him gifts. <text:s/>Additionally, in the various </text:span><text:span text:style-name="T62">quartiers</text:span><text:span text:style-name="T27">, there are festivals held to honor the ancestors and thank them for bountiful harvests and good health. <text:s/>Depending on the </text:span><text:span text:style-name="T62">quartier</text:span><text:span text:style-name="T27">, these festivals are called </text:span><text:span text:style-name="T62">filiga </text:span><text:span text:style-name="T27">or </text:span><text:span text:style-name="T62">bega</text:span><text:span text:style-name="T27">. <text:s/></text:span><text:span text:style-name="T28">Lastly, there is a festival that occurs every three years, known as </text:span><text:span text:style-name="T63">nazayga</text:span><text:span text:style-name="T28">, which is traditionally believed to bring more rain during the rainy season. <text:s/>Apart from </text:span><text:span text:style-name="T31">these</text:span><text:span text:style-name="T28"> </text:span><text:span text:style-name="T147">f</text:span><text:span text:style-name="T76">ê</text:span><text:span text:style-name="T147">tes</text:span><text:span text:style-name="T63">, </text:span><text:span text:style-name="T28">prayers and sacrifices can be made at any time in the </text:span><text:span text:style-name="T63">bilya</text:span><text:span text:style-name="T28">, or sacred forest of the ancestors.</text:span></text:p>
      <text:p text:style-name="P22"><text:tab/></text:p>
      <text:p text:style-name="P15">Economy</text:p>
      <text:p text:style-name="P15"/>
      <text:p text:style-name="P4"><text:span text:style-name="T1"><text:tab/></text:span><text:span text:style-name="T32">The primary economic activities in Kossouka are commerce, gold mining, </text:span><text:span text:style-name="T33">education, and agricultural work. <text:s/></text:span><text:span text:style-name="T34">While effectively everyone performs subsistence agriculture on some level, for most residents in the town, it is secondary to some other form of work. <text:s/>There are many boutiques and </text:span><text:soft-page-break/><text:span text:style-name="T34">several small restaurants </text:span><text:span text:style-name="T35">that are nearly always busy, along with several small bakers and a commercial <text:s/></text:span><text:span text:style-name="T142">boulangerie.</text:span><text:span text:style-name="T35"> <text:s/>There is a market every three days which alternates with the markets in Seguenega and Kalsaka. <text:s/>While it does provide the community with sufficient meat and produce, it does not have the same variety of fruits and vegetables as can be found 10 kilometers to the west in Seguenega. <text:s/></text:span><text:span text:style-name="T36">Additionally there are three large bars that attract many locals for drinks and dancing almost every night, including the </text:span><text:span text:style-name="T3">maison de jeune</text:span><text:span text:style-name="T14">s</text:span><text:span text:style-name="T36">, which is regularly </text:span><text:span text:style-name="T37">used as a venue for birthday celebrations, weddings, and other festivities.</text:span></text:p>
      <text:p text:style-name="P4"><text:span text:style-name="T37"><text:tab/>In recent years, independent gold mining operations have been on the rise, and contribute substantially to the local economy. <text:s/>Many local men and boys simply go out to the hills, sometimes carrying a metal detector, and dig for gold, which is generally found in flakes. <text:s/>They then sell the gold to buyers, who resell the gold in the cities and keep the majority of the profit. <text:s/>Some of these operations are somewhat more organized, and it is not unheard of for groups of men to dig in pits as deep as eighty meters. <text:s/></text:span><text:span text:style-name="T38">Upon returning to town, these miners are immediately recognizable by a pathognomonic coating of yellow dust </text:span><text:span text:style-name="T51">covering </text:span><text:span text:style-name="T38">their entire bodies. </text:span><text:span text:style-name="T37">While this type of work has proven profitable, it comes at a steep price. <text:s/>The work is not only physically difficult, but dangerous. <text:s/>Accidents are not uncommon, and last year alone, the flooding of a single mine pit killed over 100 workers. <text:s/>Additionally, due to its nature, there are no safety standards </text:span><text:span text:style-name="T38">and men work without protective clothing or face masks, and thus subject themselves to excessive inhalation of air contaminants and injury.</text:span></text:p>
      <text:p text:style-name="P4"><text:span text:style-name="T38"><text:tab/></text:span><text:span text:style-name="T39">Government </text:span><text:span text:style-name="T143">fonctionnaires</text:span><text:span text:style-name="T4"> </text:span><text:span text:style-name="T39">also have contributed substantially to local economics, as a growing community of primary and secondary school teachers bring outside money to Kossouka for day-to-day life. <text:s/>While it is common for teachers to live in temporary local housing and return to their hometowns for vacations, there are several who choose to reside in Kossouka for the entire year.</text:span></text:p>
      <text:p text:style-name="P51"/>
      <text:p text:style-name="P16">Health Resources</text:p>
      <text:p text:style-name="P16"/>
      <text:p text:style-name="P18"><text:span text:style-name="T1"><text:tab/>There is a single CSPS </text:span><text:span text:style-name="T10">in Kossouka, founded in 1950 and rehabilitated in 1999.</text:span><text:span text:style-name="T1"> </text:span><text:span text:style-name="T10">In addition to </text:span><text:span text:style-name="T1">serv</text:span><text:span text:style-name="T10">ing the</text:span><text:span text:style-name="T1"> people of Kossouka</text:span><text:span text:style-name="T10">, it is the primary source of medical care for the</text:span><text:span text:style-name="T2"> villages of Iki, Kagrin, Magarougou, Napalgue, Sassaka Foulb</text:span><text:span text:style-name="T67">é, Sassaka M, and Yamsinde. <text:s/></text:span><text:span text:style-name="T68">The CSPS has regular vaccination and sensitization events regarding malaria prevention and family planning. <text:s/></text:span><text:span text:style-name="T71">T</text:span><text:span text:style-name="T69">here are two pharmacies where most needed medications can be found, </text:span><text:span text:style-name="T71">and other goods such as dental care products and condoms can be found in many boutiques</text:span><text:span text:style-name="T69">. <text:s/></text:span><text:span text:style-name="T72">More serious or specialized medical needs are generally met by traveling to the hospital in Ouahigouya. <text:s/></text:span><text:span text:style-name="T68">Overall, they do a good job of keeping the people of </text:span><text:soft-page-break/><text:span text:style-name="T68">Kossouka and the surrounding area aware and informed of the dangers of malaria and the importance of drinking clean water, </text:span><text:span text:style-name="T70">yet there are still problems with people not sleeping under mosquito nets.</text:span></text:p>
      <text:p text:style-name="P18"><text:span text:style-name="T70"><text:tab/></text:span><text:span text:style-name="T71">While nearly everyone is aware of the importance of hand washing, use of soap—liquid or solid—is quite low. <text:s/>This is an obvious health risk for consumers of restaurant and street foods, and marks room for improvement. <text:s/>Alcohol abuse does not appear to be an endemic problem, however, like much of Burkina, chain smoking is prolific amongst men of all age groups.</text:span></text:p>
      <text:p text:style-name="P31"/>
      <text:p text:style-name="P16">Education</text:p>
      <text:p text:style-name="P7"><text:span text:style-name="T32"><text:tab/>There are </text:span><text:span text:style-name="T41">27</text:span><text:span text:style-name="T35"> </text:span><text:span text:style-name="T32">schools in Kossouka: </text:span><text:span text:style-name="T41">23</text:span><text:span text:style-name="T40"> primary schools </text:span><text:span text:style-name="T41">(16 public, 7 private)</text:span><text:span text:style-name="T32">, </text:span><text:span text:style-name="T35">one Koranic school, one </text:span><text:span text:style-name="T40">college (CE</text:span><text:span text:style-name="T50">G</text:span><text:span text:style-name="T40">, </text:span><text:span text:style-name="T44">or </text:span><text:span text:style-name="T11">Continuum</text:span><text:span text:style-name="T40">), one</text:span><text:span text:style-name="T5"> </text:span><text:span text:style-name="T141">lycée</text:span><text:span text:style-name="T40"> </text:span><text:span text:style-name="T144">privée</text:span><text:span text:style-name="T40">,</text:span><text:span text:style-name="T35"> and one </text:span><text:span text:style-name="T141">lycée</text:span><text:span text:style-name="T5"> departmental, </text:span><text:span text:style-name="T41">both of </text:span><text:span text:style-name="T40">which combine a </text:span><text:span text:style-name="T137">lycée</text:span><text:span text:style-name="T40"> and</text:span><text:span text:style-name="T35"> CE</text:span><text:span text:style-name="T50">G</text:span><text:span text:style-name="T35"> </text:span><text:span text:style-name="T40">in one center. <text:s/></text:span><text:span text:style-name="T49">There is also an active </text:span><text:span text:style-name="T15">Association des Parents des </text:span><text:span text:style-name="T141">Élevés</text:span><text:span text:style-name="T15"> (APE)</text:span><text:span text:style-name="T49"> which contributes substantially to the progress and success of students in Kossouka. <text:s/>Members of the </text:span><text:span text:style-name="T15">APE </text:span><text:span text:style-name="T49">paid for and constructed the 2</text:span><text:span text:style-name="T83">2nd</text:span><text:span text:style-name="T115">, 1</text:span><text:span text:style-name="T83">ere</text:span><text:span text:style-name="T115">, Terminale, and teachers’ lounge buildings on the </text:span><text:span text:style-name="T137">lycée</text:span><text:span text:style-name="T97"> </text:span><text:span text:style-name="T115">campus and provide financial support for all students who travel to Ouahigouya to take the BAC, covering the costs of lodging and food.</text:span><text:span text:style-name="T42"> </text:span><text:span text:style-name="T40"><text:s/>There are no </text:span><text:span text:style-name="T5">bisongos, </text:span><text:span text:style-name="T40"><text:s/></text:span><text:span text:style-name="T41">CEEP’s, </text:span><text:span text:style-name="T40">or daycares.</text:span><text:span text:style-name="T42"> </text:span><text:span text:style-name="T40">I have been assigned to work at </text:span><text:span text:style-name="T43">both</text:span><text:span text:style-name="T40"> the </text:span><text:span text:style-name="T141">lycée</text:span><text:span text:style-name="T5"> departmental </text:span><text:span text:style-name="T40">and the </text:span><text:span text:style-name="T11">continuum</text:span><text:span text:style-name="T40"> as a 5</text:span><text:span text:style-name="T80">eme</text:span><text:span text:style-name="T40"> English teacher. <text:s/></text:span></text:p>
      <text:p text:style-name="P6"><text:span text:style-name="T40"><text:tab/></text:span><text:span text:style-name="T44">The </text:span><text:span text:style-name="T11">lyc</text:span><text:span text:style-name="T73">é</text:span><text:span text:style-name="T11">e </text:span><text:span text:style-name="T44">began as a CE</text:span><text:span text:style-name="T50">G</text:span><text:span text:style-name="T44">, which was founded in 2002. <text:s/>Classrooms for 2</text:span><text:span text:style-name="T82">nd</text:span><text:span text:style-name="T103">, 1</text:span><text:span text:style-name="T82">ere</text:span><text:span text:style-name="T103">, and </text:span><text:span text:style-name="T92">terminale</text:span><text:span text:style-name="T44"> opened in the 2012-2013 school year to meet the growing student population. <text:s/>Prior to its opening, students at the </text:span><text:span text:style-name="T11">lyc</text:span><text:span text:style-name="T73">é</text:span><text:span text:style-name="T11">e </text:span><text:span text:style-name="T44">level had to commute eleven kilometers to the north</text:span><text:span text:style-name="T51">west</text:span><text:span text:style-name="T44"> to the </text:span><text:span text:style-name="T11">lyc</text:span><text:span text:style-name="T73">é</text:span><text:span text:style-name="T11">e </text:span><text:span text:style-name="T44">in Seguenega. </text:span><text:span text:style-name="T45">The </text:span><text:span text:style-name="T11">lyc</text:span><text:span text:style-name="T73">é</text:span><text:span text:style-name="T11">e</text:span><text:span text:style-name="T44"> </text:span><text:span text:style-name="T12">departmental</text:span><text:span text:style-name="T45"> is located across the N15 road from the main part of Kossouka, and consists of a complex of two long classroom buildings that host the CE</text:span><text:span text:style-name="T50">G</text:span><text:span text:style-name="T45"> students and two smaller ones in between <text:s/>for the </text:span><text:span text:style-name="T11">lyc</text:span><text:span text:style-name="T73">é</text:span><text:span text:style-name="T11">e.</text:span><text:span text:style-name="T45"> </text:span><text:span text:style-name="T44"><text:s/></text:span><text:span text:style-name="T45">Being a relatively new school, the infrastructure is comparatively good: the chalkboards are in excellent condition and there are minimal defects in the buildings. <text:s/>The budget and resources are also better than many schools, as there are sufficient books for most subjects, often coffee or tea in the teachers’ lounge, </text:span><text:span text:style-name="T47">a copy machine and computer,</text:span><text:span text:style-name="T45"> and a water pump with potable water. <text:s/></text:span><text:span text:style-name="T40">A school lunch program has existed in past years, however, it was canceled for the 2016-2017 school year.</text:span><text:span text:style-name="T45"> </text:span><text:span text:style-name="T44"><text:s/></text:span><text:span text:style-name="T48">Students in the higher-level classes are fairly politically active, and impromptu strikes are held throughout the year, including one in November 2016 to protest a lack of sufficient teachers for physical education, mathematics, and physics. <text:s/></text:span><text:span text:style-name="T45">There are currently 676 students </text:span><text:span text:style-name="T46">who attend classes on this campus.</text:span><text:span text:style-name="T45"> </text:span></text:p>
      <text:p text:style-name="P7"><text:span text:style-name="T40"><text:tab/></text:span><text:span text:style-name="T41">The </text:span><text:span text:style-name="T12">continuum</text:span><text:span text:style-name="T45"> (CE</text:span><text:span text:style-name="T50">G</text:span><text:span text:style-name="T45">)</text:span><text:span text:style-name="T41"> is a fairly new school. <text:s/>It opened in 2014, with </text:span><text:span text:style-name="T45">a single</text:span><text:span text:style-name="T41"> 6</text:span><text:span text:style-name="T81">eme</text:span><text:span text:style-name="T100"> class of 94 students. <text:s/>Previously, all CE</text:span><text:span text:style-name="T118">G</text:span><text:span text:style-name="T100">-level students had to attend the classes at the </text:span><text:span text:style-name="T104">college which is now part of the</text:span><text:span text:style-name="T100"> </text:span><text:span text:style-name="T137">lycée</text:span><text:span text:style-name="T89"> departmental. </text:span><text:span text:style-name="T100">It has </text:span><text:span text:style-name="T102">added a new class</text:span><text:span text:style-name="T100"> each year, <text:s/></text:span><text:span text:style-name="T102">and </text:span><text:span text:style-name="T100">currently has 6</text:span><text:span text:style-name="T81">eme</text:span><text:span text:style-name="T100">, 5</text:span><text:span text:style-name="T81">eme</text:span><text:span text:style-name="T100">, and 4</text:span><text:span text:style-name="T81">eme</text:span><text:span text:style-name="T100"> </text:span><text:soft-page-break/><text:span text:style-name="T100">classes with plans to add 3</text:span><text:span text:style-name="T81">eme </text:span><text:span text:style-name="T100">in the following year. <text:s/>Resources are </text:span><text:span text:style-name="T101">comparatively scarce at this school. <text:s/>There are three classrooms currently being used, which are part of </text:span><text:span text:style-name="T136">école</text:span><text:span text:style-name="T90"> “D”, </text:span><text:span text:style-name="T101">one of the primary schools on the west side of town. <text:s/></text:span><text:span text:style-name="T102">The classrooms and buildings are in generally poor condition, with chalkboards that are difficult to write on and read from. </text:span><text:span text:style-name="T101">There are no available textbooks for students to use </text:span><text:span text:style-name="T102">or borrow. <text:s/>Additionally, the only full time staff are the </text:span><text:span text:style-name="T138">proviseur</text:span><text:span text:style-name="T102"> and the </text:span><text:span text:style-name="T138">surveillante</text:span><text:span text:style-name="T102">, who was hired in mid December 2016. <text:s/>All other teachers come from the </text:span><text:span text:style-name="T137">lycée</text:span><text:span text:style-name="T91"> departmental. <text:s/></text:span><text:span text:style-name="T102">The CE</text:span><text:span text:style-name="T118">G</text:span><text:span text:style-name="T102"> has a total of 186 students.</text:span></text:p>
      <text:p text:style-name="P5"><text:span text:style-name="T102"><text:tab/></text:span><text:span text:style-name="T112">While the student body in Kossouka is rapidly growing, test pass rates seem to show a slight decline, in every case with poorer results for female students than male students. <text:s/>The causes of this are not clear; however, increased stress on insufficient staff numbers and resources should be open for speculation.</text:span></text:p>
      <text:p text:style-name="P32"/>
      <text:p text:style-name="P32"><draw:frame draw:style-name="fr1" draw:name="Object1" text:anchor-type="paragraph" svg:y="0.0626in" svg:width="7.222in" svg:height="4.2811in" draw:z-index="1"><draw:object xlink:href="./Object 3" xlink:type="simple" xlink:show="embed" xlink:actuate="onLoad"/><draw:image xlink:href="./ObjectReplacements/Object 3" xlink:type="simple" xlink:show="embed" xlink:actuate="onLoad"/><svg:desc>chart</svg:desc></draw:frame></text:p>
      <text:p text:style-name="P23"/>
      <text:p text:style-name="P17"/>
      <text:p text:style-name="P17"/>
      <text:p text:style-name="P17"><draw:frame draw:style-name="fr1" draw:name="Object3" text:anchor-type="paragraph" svg:y="0in" svg:width="7.072in" svg:height="4.2953in" draw:z-index="3"><draw:object xlink:href="./Object 1" xlink:type="simple" xlink:show="embed" xlink:actuate="onLoad"/><draw:image xlink:href="./ObjectReplacements/Object 1" xlink:type="simple" xlink:show="embed" xlink:actuate="onLoad"/></draw:frame><draw:frame draw:style-name="fr2" draw:name="Object4" text:anchor-type="paragraph" svg:x="-0.1165in" svg:y="4.4583in" svg:width="7.0484in" svg:height="3.8811in" draw:z-index="2"><draw:object xlink:href="./Object 4" xlink:type="simple" xlink:show="embed" xlink:actuate="onLoad"/><draw:image xlink:href="./ObjectReplacements/Object 4" xlink:type="simple" xlink:show="embed" xlink:actuate="onLoad"/></draw:frame><text:soft-page-break/></text:p>
      <text:p text:style-name="P33"/>
      <text:p text:style-name="P17"/>
      <text:p text:style-name="P17"/>
      <text:p text:style-name="P17"><text:soft-page-break/>Sex and Gender in the School Environment</text:p>
      <text:p text:style-name="P17"/>
      <text:p text:style-name="P19"><text:span text:style-name="T1"><text:tab/></text:span><text:span text:style-name="T6">Sex and gender relations in Kossouka appear to have followed the general national trends in recent years. <text:s/></text:span><text:span text:style-name="T7">While boys have historically been favored over girls in almost all aspects of life, including education, this has tended toward greater equality. <text:s/>The proportion of female to male students is generally equal or slightly higher at the pre-BEPC level. <text:s/>Locals attribute this to a change in the perception of women’s education. <text:s/>Previously, it may have been seen as something that could lead to income generation solely for the young woman and possibly her husband, leaving the family behind with no economic returns. <text:s/>More recently, with growing numbers of educated women, people have begun to realize that this is not true, and that women contribute back to their families to the same extent that men do. <text:s/></text:span><text:span text:style-name="T8">Post-BEPC, however, the proportions shift dramatically, </text:span><text:span text:style-name="T9">though both sexes see substantial decreases in school attendance. <text:s/>For women this is largely due to marriages or pregnancy, while many boys decide to pursue some form of work in order to earn money instead of attending school.</text:span></text:p>
      <text:p text:style-name="P24"/>
      <text:p text:style-name="P24"/>
      <text:p text:style-name="P24"><draw:frame draw:style-name="fr1" draw:name="Object2" text:anchor-type="paragraph" svg:y="-0.0839in" svg:width="7.4811in" svg:height="4.3457in" draw:z-index="0"><draw:object xlink:href="./Object 2" xlink:type="simple" xlink:show="embed" xlink:actuate="onLoad"/><draw:image xlink:href="./ObjectReplacements/Object 2" xlink:type="simple" xlink:show="embed" xlink:actuate="onLoad"/></draw:frame></text:p>
      <text:p text:style-name="P24"/>
      <text:p text:style-name="P24"><text:soft-page-break/></text:p>
      <text:p text:style-name="P24"><draw:frame draw:style-name="fr2" draw:name="Object5" text:anchor-type="paragraph" svg:x="-0.4138in" svg:y="-0.0016in" svg:width="7.5102in" svg:height="4.0799in" draw:z-index="5"><draw:object xlink:href="./Object 5" xlink:type="simple" xlink:show="embed" xlink:actuate="onLoad"/><draw:image xlink:href="./ObjectReplacements/Object 5" xlink:type="simple" xlink:show="embed" xlink:actuate="onLoad"/></draw:frame></text:p>
      <text:p text:style-name="P20"><text:span text:style-name="T9"><text:tab/></text:span><text:span text:style-name="T13">A girls’ club of sorts exists at the </text:span><text:span text:style-name="T65">lyc</text:span><text:span text:style-name="T75">é</text:span><text:span text:style-name="T65">e</text:span><text:span text:style-name="T11"> </text:span><text:span text:style-name="T64">departmental</text:span><text:span text:style-name="T12">, </text:span><text:span text:style-name="T13">called the Young Leaders Club. <text:s/>Though it is meant primarily to target young girls with strong academic performance and leadership qualities, it includes a minority of male students in order to avoid creating an isolating or discriminatory environment. <text:s/>It consists of 10 female students and 5 male students selected by the club leaders (volunteer teachers) based on the merit of their grades and conduct in school. <text:s/>Students are only selected from classes that do not have major tests, and excludes 6</text:span><text:span text:style-name="T85">eme</text:span><text:span text:style-name="T93"> and 5</text:span><text:span text:style-name="T85">eme</text:span><text:span text:style-name="T93"> students, leaving membership available only to students in 4</text:span><text:span text:style-name="T85">eme</text:span><text:span text:style-name="T93">, 2</text:span><text:span text:style-name="T85">nd</text:span><text:span text:style-name="T93"> and 1</text:span><text:span text:style-name="T85">ere</text:span><text:span text:style-name="T93">. <text:s/>The club takes care of cleaning up the school on weekends and leading talks on important social issues such as sex and gender equality </text:span><text:span text:style-name="T94">or</text:span><text:span text:style-name="T93"> climate and environmental issues. <text:s/></text:span><text:span text:style-name="T94">Additionally, this club is part of a larger network of Young Leaders Clubs at other schools in the region, and a camp is organized every two years in Goursi.</text:span></text:p>
      <text:p text:style-name="P21"><text:span text:style-name="T94"><text:tab/>No formal sex education is provided by the <text:s/></text:span><text:span text:style-name="T130">lyc</text:span><text:span text:style-name="T132">é</text:span><text:span text:style-name="T130">e</text:span><text:span text:style-name="T92"> </text:span><text:span text:style-name="T131">departmental </text:span><text:span text:style-name="T94">or any other school in Kossouka. <text:s/>The community relies on </text:span><text:span text:style-name="T99">sensitizations</text:span><text:span text:style-name="T94"> provided by the CSPS or AMMI, an organization from Ouahigouya that specializes in providing regional villages with sexual health </text:span><text:span text:style-name="T99">sensitizations.</text:span><text:span text:style-name="T94"> </text:span></text:p>
      <text:p text:style-name="P34"/>
      <text:p text:style-name="P34"/>
      <text:p text:style-name="P8"><text:span text:style-name="T88">P</text:span><text:span text:style-name="T87">riority Problems</text:span></text:p>
      <text:p text:style-name="P37"><text:soft-page-break/><text:tab/></text:p>
      <text:p text:style-name="P9"><text:span text:style-name="T87"><text:tab/></text:span><text:span text:style-name="T106">Like many other villages, one of the largest problems with the schools is student retention. <text:s/>There is a high drop-out rate, which increases </text:span><text:span text:style-name="T119">at</text:span><text:span text:style-name="T106"> each ascending grade-level. <text:s/>There is no single cause for this. <text:s/></text:span><text:span text:style-name="T107">One common reason is simply a lack of family funds for school fees and supplies. <text:s/>For many families it is already a struggle to pay the fees of the public schools, and so if a student struggles or fails classes there, it is almost impossible to pay the cost of a private school, which is three to four times the cost. <text:s/>Poverty as such has caused growing numbers of young men and boys to pursue gold mining work as young as ten or eleven </text:span><text:span text:style-name="T108">years old. <text:s/>The situation is even worse for girls, many of whom become pregnant in the midst of their education. <text:s/>It is not uncommon for girls at the CEG level to have children or be married off by their families, which leads them take an extended break from schooling or abandon the system entirely. <text:s/></text:span><text:span text:style-name="T109">Especially after having children, many girls are kept at home to help with daily domestic work </text:span><text:span text:style-name="T119">or</text:span><text:span text:style-name="T109"> take up simple jobs around village, such as selling beverages </text:span><text:span text:style-name="T110">or street food </text:span><text:span text:style-name="T119">like</text:span><text:span text:style-name="T110"> </text:span><text:span text:style-name="T96">samsa</text:span><text:span text:style-name="T110"> or fried </text:span><text:span text:style-name="T96">patate.</text:span></text:p>
      <text:p text:style-name="P10"><text:span text:style-name="T108"><text:tab/></text:span><text:span text:style-name="T109">Confounding these problems are the day-to-day difficulties of living in village and going to school. <text:s/>A lack of quality bicycles and frequent break-downs</text:span><text:span text:style-name="T105"> </text:span><text:span text:style-name="T109">make it difficult for some students to make it to class on time or at all, as most students need to travel around one mile to reach any of the </text:span><text:span text:style-name="T137">lycée</text:span><text:span text:style-name="T95">s</text:span><text:span text:style-name="T109"> or CEG’s. <text:s/>Additionally, due to the prolific reliance on subsistence agriculture, many students are held at home by their parents during important times of the year for planting or harvesting. <text:s/>In October and November, students are often kept at home for harvesting fields and gardening, while in late April and May they are required to help with planting crops and preparing fields for the rainy season. <text:s/></text:span><text:span text:style-name="T110">All of this contributes to a lack of motivation in many students, especially those who are not well off financially.</text:span></text:p>
      <text:p text:style-name="P10"><text:span text:style-name="T110"><text:tab/></text:span><text:span text:style-name="T116">That there is no formal or informal preschool has been a continuous source of frustration for many residents in Kossouka. <text:s/>Effectively all adults with young children have nowhere to send them during the day while they work, leaving them idling about in work places in town or wandering about the fields. <text:s/>While this is not always problematic, it is notably a sanitation problem, as many restauranteurs or street food vendors have their children in the food preparation area and touching things with unwashed hands, which spreads stomach viruses and other food-borne illnesses rapidly. <text:s/>Yet, the most significant problem caused by the lack of preschool education access is the serious disadvantage that many children have with the French language. <text:s/>Children are able to learn a new language most easily during these formative years, and while many parents are able to begin to teach their children French independently, </text:span><text:span text:style-name="T119">there remain many</text:span><text:span text:style-name="T116"> adults in Kossouka </text:span><text:span text:style-name="T119">who</text:span><text:span text:style-name="T116"> cannot speak very much French at all. <text:s/>This results in many children getting through the primary school system unable to </text:span><text:soft-page-break/><text:span text:style-name="T116">sufficiently speak or understand the sole language of instruction at the CEG and </text:span><text:span text:style-name="T137">lycée</text:span><text:span text:style-name="T98"> </text:span><text:span text:style-name="T116">level. <text:s/></text:span><text:span text:style-name="T117">The dearth of early childhood education is thus a serious problem affecting all generations in Kossouka.</text:span></text:p>
      <text:p text:style-name="P10"><text:span text:style-name="T110"><text:tab/>A needs hierarchy assessment activity was carried out at the </text:span><text:span text:style-name="T137">lycée</text:span><text:span text:style-name="T96"> departmental’s </text:span><text:span text:style-name="T110">2016 end-of-trimester teacher’s meeting to explore what the school staff saw as being the most important needs of the school </text:span><text:span text:style-name="T111">(see Table 1).</text:span><text:span text:style-name="T110"> <text:s/>The staff was most concerned with infrastructure and resource problems at the school, </text:span><text:span text:style-name="T111">notably a lack of lighting for the classrooms. <text:s/>The other primary concerns were educational resources and documents, such as books, maps, and microscopes. <text:s/></text:span><text:span text:style-name="T112">A</text:span><text:span text:style-name="T113">part from the suggestions from the staff, a</text:span><text:span text:style-name="T112"> notable problem amongst all schools in Kossouka is a lack of sufficient </text:span><text:span text:style-name="T113">teachers</text:span><text:span text:style-name="T112">; almost every </text:span><text:span text:style-name="T113">faculty member</text:span><text:span text:style-name="T112"> spreads out </text:span><text:span text:style-name="T113">his or her</text:span><text:span text:style-name="T112"> work between the local schools and schools in Seguenega. <text:s/></text:span><text:span text:style-name="T113">In addition, specifically regarding English language instruction, the materials are of relatively low quality, with syntactical errors and reading passages that are far too advanced for their designated levels.</text:span><text:span text:style-name="T112"> </text:span></text:p>
      <text:p text:style-name="P35"/>
      <text:p text:style-name="P11"><text:span text:style-name="T109"><text:tab/></text:span><text:span text:style-name="T134">N</text:span><text:span text:style-name="T133">eeds Hierarchy Assessment Results</text:span></text:p>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45"/>
          </table:table-cell>
          <table:table-cell table:style-name="Table3.A1" office:value-type="string">
            <text:p text:style-name="P45">Microscope for SVT</text:p>
          </table:table-cell>
          <table:table-cell table:style-name="Table3.A1" office:value-type="string">
            <text:p text:style-name="P45">Solar-Powered Light</text:p>
          </table:table-cell>
          <table:table-cell table:style-name="Table3.A1" office:value-type="string">
            <text:p text:style-name="P45">Library</text:p>
          </table:table-cell>
          <table:table-cell table:style-name="Table3.E1" office:value-type="string">
            <text:p text:style-name="P45">Maps, Globes</text:p>
          </table:table-cell>
        </table:table-row>
        <table:table-row>
          <table:table-cell table:style-name="Table3.A2" office:value-type="string">
            <text:p text:style-name="P45">Microscope for SVT</text:p>
          </table:table-cell>
          <table:table-cell table:style-name="Table3.A2" office:value-type="string">
            <text:p text:style-name="P48">X</text:p>
          </table:table-cell>
          <table:table-cell table:style-name="Table3.A2" office:value-type="string">
            <text:p text:style-name="P45">Solar-Powered Light</text:p>
          </table:table-cell>
          <table:table-cell table:style-name="Table3.A2" office:value-type="string">
            <text:p text:style-name="P45">Library</text:p>
          </table:table-cell>
          <table:table-cell table:style-name="Table3.E2" office:value-type="string">
            <text:p text:style-name="P45">Maps</text:p>
          </table:table-cell>
        </table:table-row>
        <table:table-row>
          <table:table-cell table:style-name="Table3.A2" office:value-type="string">
            <text:p text:style-name="P45">Solar-Powered Light</text:p>
          </table:table-cell>
          <table:table-cell table:style-name="Table3.A2" office:value-type="string">
            <text:p text:style-name="P45">Solar-Powered Light</text:p>
          </table:table-cell>
          <table:table-cell table:style-name="Table3.A2" office:value-type="string">
            <text:p text:style-name="P48">X</text:p>
          </table:table-cell>
          <table:table-cell table:style-name="Table3.A2" office:value-type="string">
            <text:p text:style-name="P45">Solar-Powered Light</text:p>
          </table:table-cell>
          <table:table-cell table:style-name="Table3.E2" office:value-type="string">
            <text:p text:style-name="P45">Solar-Powered Light</text:p>
          </table:table-cell>
        </table:table-row>
        <table:table-row>
          <table:table-cell table:style-name="Table3.A2" office:value-type="string">
            <text:p text:style-name="P45">Library</text:p>
          </table:table-cell>
          <table:table-cell table:style-name="Table3.A2" office:value-type="string">
            <text:p text:style-name="P45">Library</text:p>
          </table:table-cell>
          <table:table-cell table:style-name="Table3.A2" office:value-type="string">
            <text:p text:style-name="P45">Solar-Powered Light</text:p>
          </table:table-cell>
          <table:table-cell table:style-name="Table3.A2" office:value-type="string">
            <text:p text:style-name="P48">X</text:p>
          </table:table-cell>
          <table:table-cell table:style-name="Table3.E2" office:value-type="string">
            <text:p text:style-name="P45">Library</text:p>
          </table:table-cell>
        </table:table-row>
        <table:table-row>
          <table:table-cell table:style-name="Table3.A2" office:value-type="string">
            <text:p text:style-name="P45">Maps, Globes</text:p>
          </table:table-cell>
          <table:table-cell table:style-name="Table3.A2" office:value-type="string">
            <text:p text:style-name="P45">Maps, Globes</text:p>
          </table:table-cell>
          <table:table-cell table:style-name="Table3.A2" office:value-type="string">
            <text:p text:style-name="P45">Solar-Powered Light</text:p>
          </table:table-cell>
          <table:table-cell table:style-name="Table3.A2" office:value-type="string">
            <text:p text:style-name="P45">Library</text:p>
          </table:table-cell>
          <table:table-cell table:style-name="Table3.E2" office:value-type="string">
            <text:p text:style-name="P48">X</text:p>
          </table:table-cell>
        </table:table-row>
      </table:table>
      <text:p text:style-name="P29"><text:span text:style-name="T129">T</text:span><text:span text:style-name="T86">able 1.</text:span></text:p>
      <text:p text:style-name="P28"><draw:custom-shape text:anchor-type="paragraph" draw:z-index="4" draw:name="Shape1" draw:style-name="gr1" draw:text-style-name="P57" svg:width="2.3823in" svg:height="1.4059in" svg:x="2.2839in" svg:y="-0.0252in"><text:p/><draw:enhanced-geometry svg:viewBox="0 0 21600 21600" draw:type="rectangle" draw:enhanced-path="M 0 0 L 21600 0 21600 21600 0 21600 0 0 Z N"/></draw:custom-shape><text:span text:style-name="T129">M</text:span><text:span text:style-name="T86">icroscope for SVT: 0</text:span></text:p>
      <text:p text:style-name="P40">Solar-Powered Light: 5</text:p>
      <text:p text:style-name="P40">Library: 4</text:p>
      <text:p text:style-name="P44">Maps, Globes: 2</text:p>
      <text:p text:style-name="P44"/>
      <text:p text:style-name="P38"/>
      <text:p text:style-name="P38"/>
      <text:p text:style-name="P12"><text:soft-page-break/><text:span text:style-name="T88">P</text:span><text:span text:style-name="T87">reliminary Action Plan</text:span></text:p>
      <text:p text:style-name="P39"/>
      <text:p text:style-name="P12"><text:span text:style-name="T87"><text:tab/></text:span><text:span text:style-name="T114">First and foremost, I will continue to teach my </text:span><text:span text:style-name="T120">5</text:span><text:span text:style-name="T84">eme</text:span><text:span text:style-name="T120"> classes following the format that I have used thus far. <text:s/>While the official state curriculum has been loosely followed, I have adjusted the amount of time that classes spend practicing the different grammatical aspects and vocabulary so as to improve content retention. <text:s/>While the general curriculum is comprehensive, the pace is unreasonable for most students and allows for very little </text:span><text:span text:style-name="T121">productive practice, whilst also being redundant when contextualized within the CEG education scheme. <text:s/></text:span><text:span text:style-name="T123">This should prove valuable for students as they progress through the more advanced levels, and potentially help retain students.</text:span></text:p>
      <text:p text:style-name="P12"><text:span text:style-name="T121"><text:tab/></text:span><text:span text:style-name="T122">I have also had many people inquire as to whether or not starting a </text:span><text:span text:style-name="T135">bisongo </text:span><text:span text:style-name="T122">would be possible. <text:s/>The previous volunteer in Kossouka had run </text:span><text:span text:style-name="T123">one</text:span><text:span text:style-name="T122"> during her service, however, after she left, the operation was abandoned. <text:s/></text:span><text:span text:style-name="T124">A solution to this may be to</text:span><text:span text:style-name="T122"> attempt to work with the APE and </text:span><text:span text:style-name="T124">the community</text:span><text:span text:style-name="T122"> to look for </text:span><text:span text:style-name="T124">potential preschool teachers and</text:span><text:span text:style-name="T122"> funding, </text:span><text:span text:style-name="T124">as well as</text:span><text:span text:style-name="T122"> a</text:span><text:span text:style-name="T124"> suitable </text:span><text:span text:style-name="T122">location </text:span><text:span text:style-name="T124">where</text:span><text:span text:style-name="T122"> a more permanent fixture </text:span><text:span text:style-name="T124">can be placed</text:span><text:span text:style-name="T122">.</text:span></text:p>
      <text:p text:style-name="P13"><text:span text:style-name="T122"><text:tab/>At the </text:span><text:span text:style-name="T139">lycée</text:span><text:span text:style-name="T122">, I would like to look for appropriate funding and resources to help bring electric lighting to the campus, as well as a few good quality maps. <text:s/>Additionally, there was previously a library of some sort on the campus for a brief period, however it stopped operating after the last volunteer parted. <text:s/></text:span><text:span text:style-name="T124">Again, searching for staff, resources, and funding at the community level should take precedence over outside help, however due to the close ties to the schools in Seguenega, collaboration may be sought on a more local level.</text:span></text:p>
      <text:p text:style-name="P12"><text:span text:style-name="T124"><text:tab/></text:span><text:span text:style-name="T126">Apart from academic and physical resources, I have found that instituting some sort of formal sexual education in the schools may be of great benefits to the community. <text:s/>As seen in the statistics, many students, especially girls, drop out of school by the end of CEG, which is largely caused by unplanned pregnancies. <text:s/>The drop-out rate could theoretically be significantly diminished if students receive formal sexual education at earlier levels and birth control resources are made available on campus in an anonymous fashion, as is commonly practiced in U.S. schools. <text:s/>This, however, depends entirely on support and motivation from the community, which currently seems relatively low. <text:s/>Initial presentations with factual statistics on the relationship between sexual education and teenage pregnancy </text:span><text:span text:style-name="T127">rates</text:span><text:span text:style-name="T126"> for the school staff may be a starting point in the coming year.</text:span></text:p>
      <text:p text:style-name="P13"><text:span text:style-name="T124"><text:tab/>A SWOT analysis done with the </text:span><text:span text:style-name="T139">lycée</text:span><text:span text:style-name="T124"> teachers has been transcribed in Table 2, and reflects the primary concerns of the school staff. <text:s/></text:span><text:span text:style-name="T125">Infrastructure was cited as both a barrier and an advantage, as there is no electric lighting but ample space to pursue gardening and fruit production. <text:s/></text:span><text:span text:style-name="T128">These aspects will be taken into account when pursuing development goals in the coming years.</text:span></text:p>
      <text:p text:style-name="P52"><text:soft-page-break/></text:p>
      <text:p text:style-name="P41">SWOT Analysis Results</text:p>
      <table:table table:name="Table2" table:style-name="Table2">
        <table:table-column table:style-name="Table2.A"/>
        <table:table-column table:style-name="Table2.B"/>
        <table:table-row>
          <table:table-cell table:style-name="Table2.A1" office:value-type="string">
            <text:p text:style-name="P47">Strengths</text:p>
            <text:p text:style-name="P46"/>
            <text:list xml:id="list3933002662001244898" text:style-name="L1">
              <text:list-item>
                <text:p text:style-name="P53">Staff and work environment</text:p>
              </text:list-item>
              <text:list-item>
                <text:p text:style-name="P53">Location (on main road)</text:p>
              </text:list-item>
              <text:list-item>
                <text:p text:style-name="P53">Large space, sufficient classrooms</text:p>
              </text:list-item>
            </text:list>
            <text:p text:style-name="P46"/>
            <text:p text:style-name="P46"/>
          </table:table-cell>
          <table:table-cell table:style-name="Table2.B1" office:value-type="string">
            <text:p text:style-name="P47">Weaknesses</text:p>
            <text:p text:style-name="P46"/>
            <text:list xml:id="list5334191475594476281" text:style-name="L2">
              <text:list-item>
                <text:p text:style-name="P54">Infrastructure, lack of lights or electricity</text:p>
              </text:list-item>
              <text:list-item>
                <text:p text:style-name="P54">Lacking sufficient teachers for certain subjects</text:p>
              </text:list-item>
            </text:list>
          </table:table-cell>
        </table:table-row>
        <table:table-row>
          <table:table-cell table:style-name="Table2.A2" office:value-type="string">
            <text:p text:style-name="P47">Opportunities</text:p>
            <text:p text:style-name="P46"/>
            <text:list xml:id="list6814716626986406272" text:style-name="L3">
              <text:list-item>
                <text:p text:style-name="P55">Gardening</text:p>
              </text:list-item>
            </text:list>
            <text:p text:style-name="P46"/>
            <text:p text:style-name="P46"/>
          </table:table-cell>
          <table:table-cell table:style-name="Table2.B2" office:value-type="string">
            <text:p text:style-name="P47">Threats</text:p>
            <text:p text:style-name="P46"/>
            <text:list xml:id="list4849258942561626293" text:style-name="L4">
              <text:list-item>
                <text:p text:style-name="P56">Animals wandering school grounds</text:p>
              </text:list-item>
              <text:list-item>
                <text:p text:style-name="P56">Lack of trees/shade</text:p>
              </text:list-item>
              <text:list-item>
                <text:p text:style-name="P56">High wind and heat exposure</text:p>
                <text:p text:style-name="P56"/>
              </text:list-item>
            </text:list>
          </table:table-cell>
        </table:table-row>
      </table:table>
      <text:p text:style-name="P42">Table 2.</text:p>
      <text:p text:style-name="P43"/>
      <text:p text:style-name="P43"/>
      <text:p text:style-name="P43"/>
      <text:p text:style-name="P43"/>
      <text:p text:style-name="P43"/>
      <text:p text:style-name="P27"/>
      <text:p text:style-name="P43"/>
      <text:p text:style-name="P43"/>
      <text:p text:style-name="P43"/>
      <text:p text:style-name="P43"/>
      <text:p text:style-name="P4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 style:family="paragraph" style:parent-style-name="Header">
      <style:text-properties officeooo:rsid="0023509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0T09:52:04.712000000</meta:creation-date>
    <dc:date>2018-11-27T19:37:34.215000000</dc:date>
    <meta:editing-duration>PT14H50M12S</meta:editing-duration>
    <meta:editing-cycles>11</meta:editing-cycles>
    <meta:generator>LibreOffice/5.1.6.2$Windows_x86 LibreOffice_project/07ac168c60a517dba0f0d7bc7540f5afa45f0909</meta:generator>
    <meta:document-statistic meta:table-count="2" meta:image-count="0" meta:object-count="5" meta:page-count="13" meta:paragraph-count="87" meta:word-count="3722" meta:character-count="22737" meta:non-whitespace-character-count="189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963cm" svg:height="10.909cm" xlink:href="." xlink:type="simple" chart:class="chart:line" chart:style-name="ch1">
        <chart:title svg:x="5.725cm" svg:y="0.084cm" chart:style-name="ch2">
          <text:p>Public Lycee BEPC Pass Rates</text:p>
        </chart:title>
        <chart:subtitle svg:x="15.616cm" svg:y="9.453cm" chart:style-name="ch3">
          <text:p>Figure 2.</text:p>
        </chart:subtitle>
        <chart:legend svg:x="14.822cm" svg:y="4.309cm" style:legend-expansion="custom" chartooo:width="3.14cm" chartooo:height="3.26cm" style:legend-expansion-aspect-ratio="0.96319018404908" chart:style-name="ch4"/>
        <chart:plot-area chart:style-name="ch5" chart:data-source-has-labels="both" svg:x="0.687cm" svg:y="0.8cm" svg:width="13.709cm" svg:height="9.143cm">
          <chartooo:coordinate-region svg:x="1.308cm" svg:y="0.999cm" svg:width="12.716cm" svg:height="8.297cm"/>
          <chart:axis chart:dimension="x" chart:name="primary-x" chart:style-name="ch6" chartooo:axis-type="auto">
            <chartooo:date-scale/>
            <chart:categories table:cell-range-address="local-table.$A$2:.$A$4"/>
          </chart:axis>
          <chart:axis chart:dimension="y" chart:name="primary-y" chart:style-name="ch7">
            <chart:title svg:x="0cm" svg:y="6.87cm" chart:style-name="ch8">
              <text:p>Percentage Passed</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 Students</text:p>
              </table:table-cell>
              <table:table-cell office:value-type="string">
                <text:p>Male Students</text:p>
              </table:table-cell>
            </table:table-row>
          </table:table-header-rows>
          <table:table-rows>
            <table:table-row>
              <table:table-cell office:value-type="string">
                <text:p>2014</text:p>
              </table:table-cell>
              <table:table-cell office:value-type="float" office:value="35.48">
                <text:p>35.48</text:p>
              </table:table-cell>
              <table:table-cell office:value-type="float" office:value="45.65">
                <text:p>45.65</text:p>
              </table:table-cell>
            </table:table-row>
            <table:table-row>
              <table:table-cell office:value-type="string">
                <text:p>2015</text:p>
              </table:table-cell>
              <table:table-cell office:value-type="float" office:value="47.05">
                <text:p>47.05</text:p>
              </table:table-cell>
              <table:table-cell office:value-type="float" office:value="61.9">
                <text:p>61.9</text:p>
              </table:table-cell>
            </table:table-row>
            <table:table-row>
              <table:table-cell office:value-type="string">
                <text:p>2016</text:p>
              </table:table-cell>
              <table:table-cell office:value-type="float" office:value="36.4">
                <text:p>36.4</text:p>
              </table:table-cell>
              <table:table-cell office:value-type="float" office:value="42.7">
                <text:p>4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 LibreOffice_project/07ac168c60a517dba0f0d7bc7540f5afa45f090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02cm" svg:height="11.038cm" xlink:href="." xlink:type="simple" chart:class="chart:bar" chart:style-name="ch1">
        <chart:title svg:x="4.377cm" svg:y="0.356cm" chart:style-name="ch2">
          <text:p>Student Population and Sex Distribution in Kossouka</text:p>
        </chart:title>
        <chart:subtitle svg:x="15.846cm" svg:y="8.631cm" chart:style-name="ch3">
          <text:p>Figure 4.</text:p>
        </chart:subtitle>
        <chart:legend chart:legend-position="end" svg:x="15.31cm" svg:y="4.722cm" style:legend-expansion="high" chart:style-name="ch4"/>
        <chart:plot-area chart:style-name="ch5" chart:data-source-has-labels="both" svg:x="0.4cm" svg:y="0.935cm" svg:width="14.524cm" svg:height="9.828cm">
          <chartooo:coordinate-region svg:x="1.395cm" svg:y="1.135cm" svg:width="13.529cm" svg:height="6.497cm"/>
          <chart:axis chart:dimension="x" chart:name="primary-x" chart:style-name="ch6" chartooo:axis-type="auto">
            <chartooo:date-scale/>
            <chart:categories table:cell-range-address="local-table.$A$2:.$A$5"/>
          </chart:axis>
          <chart:axis chart:dimension="y" chart:name="primary-y" chart:style-name="ch7">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series chart:style-name="ch11" chart:values-cell-range-address="local-table.$D$2:.$D$5" chart:label-cell-address="local-table.$D$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Student Body</text:p>
              </table:table-cell>
              <table:table-cell office:value-type="string">
                <text:p>Total Females</text:p>
              </table:table-cell>
              <table:table-cell office:value-type="string">
                <text:p>Total Males</text:p>
              </table:table-cell>
            </table:table-row>
          </table:table-header-rows>
          <table:table-rows>
            <table:table-row>
              <table:table-cell office:value-type="string">
                <text:p>Public Primary Schools</text:p>
              </table:table-cell>
              <table:table-cell office:value-type="float" office:value="3528">
                <text:p>3528</text:p>
              </table:table-cell>
              <table:table-cell office:value-type="float" office:value="1629">
                <text:p>1629</text:p>
              </table:table-cell>
              <table:table-cell office:value-type="float" office:value="1899">
                <text:p>1899</text:p>
              </table:table-cell>
            </table:table-row>
            <table:table-row>
              <table:table-cell office:value-type="string">
                <text:p>Private Primary Schools</text:p>
              </table:table-cell>
              <table:table-cell office:value-type="float" office:value="1019">
                <text:p>1019</text:p>
              </table:table-cell>
              <table:table-cell office:value-type="float" office:value="550">
                <text:p>550</text:p>
              </table:table-cell>
              <table:table-cell office:value-type="float" office:value="469">
                <text:p>469</text:p>
              </table:table-cell>
            </table:table-row>
            <table:table-row>
              <table:table-cell office:value-type="string">
                <text:p>Public CGE's</text:p>
              </table:table-cell>
              <table:table-cell office:value-type="float" office:value="749">
                <text:p>749</text:p>
              </table:table-cell>
              <table:table-cell office:value-type="float" office:value="375">
                <text:p>375</text:p>
              </table:table-cell>
              <table:table-cell office:value-type="float" office:value="377">
                <text:p>377</text:p>
              </table:table-cell>
            </table:table-row>
            <table:table-row>
              <table:table-cell office:value-type="string">
                <text:p>Public Lycee</text:p>
              </table:table-cell>
              <table:table-cell office:value-type="float" office:value="113">
                <text:p>113</text:p>
              </table:table-cell>
              <table:table-cell office:value-type="float" office:value="33">
                <text:p>33</text:p>
              </table:table-cell>
              <table:table-cell office:value-type="float" office:value="80">
                <text:p>8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 LibreOffice_project/07ac168c60a517dba0f0d7bc7540f5afa45f090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344cm" svg:height="10.874cm" xlink:href="." xlink:type="simple" chart:class="chart:line" chart:style-name="ch1">
        <chart:title svg:x="6.39cm" svg:y="0.353cm" chart:style-name="ch2">
          <text:p>CEP Pass Rates 2012-2016</text:p>
        </chart:title>
        <chart:subtitle svg:x="14.694cm" svg:y="9.778cm" chart:style-name="ch3">
          <text:p>Figure 1.</text:p>
        </chart:subtitle>
        <chart:legend chart:legend-position="end" svg:x="14.381cm" svg:y="4.64cm" style:legend-expansion="high" chart:style-name="ch4"/>
        <chart:plot-area chart:style-name="ch5" chart:data-source-has-labels="both" svg:x="1.429cm" svg:y="1.578cm" svg:width="12.214cm" svg:height="9.185cm">
          <chartooo:coordinate-region svg:x="2.236cm" svg:y="1.777cm" svg:width="11.035cm" svg:height="8.339cm"/>
          <chart:axis chart:dimension="x" chart:name="primary-x" chart:style-name="ch6" chartooo:axis-type="auto">
            <chartooo:date-scale/>
            <chart:categories table:cell-range-address="local-table.$A$2:.$A$6"/>
          </chart:axis>
          <chart:axis chart:dimension="y" chart:name="primary-y" chart:style-name="ch7">
            <chart:title svg:x="0.553cm" svg:y="7.509cm" chart:style-name="ch8">
              <text:p>Percentage Passed</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series chart:style-name="ch12" chart:values-cell-range-address="local-table.$D$2:.$D$6" chart:label-cell-address="local-table.$D$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oal Students</text:p>
              </table:table-cell>
              <table:table-cell office:value-type="string">
                <text:p>Female Students</text:p>
              </table:table-cell>
              <table:table-cell office:value-type="string">
                <text:p>Male Students</text:p>
              </table:table-cell>
            </table:table-row>
          </table:table-header-rows>
          <table:table-rows>
            <table:table-row>
              <table:table-cell office:value-type="string">
                <text:p>2012</text:p>
              </table:table-cell>
              <table:table-cell office:value-type="float" office:value="92.13">
                <text:p>92.13</text:p>
              </table:table-cell>
              <table:table-cell office:value-type="float" office:value="92.2">
                <text:p>92.2</text:p>
              </table:table-cell>
              <table:table-cell office:value-type="float" office:value="92.07">
                <text:p>92.07</text:p>
              </table:table-cell>
            </table:table-row>
            <table:table-row>
              <table:table-cell office:value-type="string">
                <text:p>2013</text:p>
              </table:table-cell>
              <table:table-cell office:value-type="float" office:value="58.94">
                <text:p>58.94</text:p>
              </table:table-cell>
              <table:table-cell office:value-type="float" office:value="56.5">
                <text:p>56.5</text:p>
              </table:table-cell>
              <table:table-cell office:value-type="float" office:value="61.11">
                <text:p>61.11</text:p>
              </table:table-cell>
            </table:table-row>
            <table:table-row>
              <table:table-cell office:value-type="string">
                <text:p>2014</text:p>
              </table:table-cell>
              <table:table-cell office:value-type="float" office:value="80.47">
                <text:p>80.47</text:p>
              </table:table-cell>
              <table:table-cell office:value-type="float" office:value="76.36">
                <text:p>76.36</text:p>
              </table:table-cell>
              <table:table-cell office:value-type="float" office:value="85.08">
                <text:p>85.08</text:p>
              </table:table-cell>
            </table:table-row>
            <table:table-row>
              <table:table-cell office:value-type="string">
                <text:p>2015</text:p>
              </table:table-cell>
              <table:table-cell office:value-type="float" office:value="66.28">
                <text:p>66.28</text:p>
              </table:table-cell>
              <table:table-cell office:value-type="float" office:value="64.13">
                <text:p>64.13</text:p>
              </table:table-cell>
              <table:table-cell office:value-type="float" office:value="68.79">
                <text:p>68.79</text:p>
              </table:table-cell>
            </table:table-row>
            <table:table-row>
              <table:table-cell office:value-type="string">
                <text:p>2016</text:p>
              </table:table-cell>
              <table:table-cell office:value-type="float" office:value="53.98">
                <text:p>53.98</text:p>
              </table:table-cell>
              <table:table-cell office:value-type="float" office:value="51.85">
                <text:p>51.85</text:p>
              </table:table-cell>
              <table:table-cell office:value-type="float" office:value="56.31">
                <text:p>56.3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 LibreOffice_project/07ac168c60a517dba0f0d7bc7540f5afa45f090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903cm" svg:height="9.858cm" xlink:href="." xlink:type="simple" chart:class="chart:line" chart:style-name="ch1">
        <chart:title svg:x="4.846cm" svg:y="0.333cm" chart:style-name="ch2">
          <text:p>Public Lycee BAC Pass Rates 2014-2016</text:p>
        </chart:title>
        <chart:subtitle svg:x="15.384cm" svg:y="8.079cm" chart:style-name="ch3">
          <text:p>Figure 3.</text:p>
        </chart:subtitle>
        <chart:legend svg:x="14.645cm" svg:y="4.635cm" style:legend-expansion="custom" chartooo:width="3.258cm" chartooo:height="1.588cm" style:legend-expansion-aspect-ratio="2.05163727959698" chart:style-name="ch4"/>
        <chart:plot-area chart:style-name="ch5" chart:data-source-has-labels="both" svg:x="0.795cm" svg:y="1.337cm" svg:width="13.99cm" svg:height="8.17cm">
          <chartooo:coordinate-region svg:x="1.416cm" svg:y="1.536cm" svg:width="12.997cm" svg:height="7.324cm"/>
          <chart:axis chart:dimension="x" chart:name="primary-x" chart:style-name="ch6" chartooo:axis-type="auto">
            <chartooo:date-scale/>
            <chart:categories table:cell-range-address="local-table.$A$2:.$A$4"/>
          </chart:axis>
          <chart:axis chart:dimension="y" chart:name="primary-y" chart:style-name="ch7">
            <chart:title svg:x="0.143cm" svg:y="7.093cm" chart:style-name="ch8">
              <text:p>Percetage Passed</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male Students</text:p>
              </table:table-cell>
              <table:table-cell office:value-type="string">
                <text:p>Male Students</text:p>
              </table:table-cell>
            </table:table-row>
          </table:table-header-rows>
          <table:table-rows>
            <table:table-row>
              <table:table-cell office:value-type="string">
                <text:p>2014</text:p>
              </table:table-cell>
              <table:table-cell office:value-type="float" office:value="25">
                <text:p>25</text:p>
              </table:table-cell>
              <table:table-cell office:value-type="float" office:value="52.5">
                <text:p>52.5</text:p>
              </table:table-cell>
            </table:table-row>
            <table:table-row>
              <table:table-cell office:value-type="string">
                <text:p>2015</text:p>
              </table:table-cell>
              <table:table-cell office:value-type="float" office:value="33.33">
                <text:p>33.33</text:p>
              </table:table-cell>
              <table:table-cell office:value-type="float" office:value="47.3">
                <text:p>47.3</text:p>
              </table:table-cell>
            </table:table-row>
            <table:table-row>
              <table:table-cell office:value-type="string">
                <text:p>2016</text:p>
              </table:table-cell>
              <table:table-cell office:value-type="float" office:value="12">
                <text:p>12</text:p>
              </table:table-cell>
              <table:table-cell office:value-type="float" office:value="45">
                <text:p>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 LibreOffice_project/07ac168c60a517dba0f0d7bc7540f5afa45f090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76cm" svg:height="10.362cm" xlink:href="." xlink:type="simple" chart:class="chart:bar" chart:style-name="ch1">
        <chart:title svg:x="2.319cm" svg:y="0.423cm" chart:style-name="ch2">
          <text:p>Sex Distribution of Public CEG and Lycee Students in Kossouka by Level</text:p>
        </chart:title>
        <chart:subtitle svg:x="16.234cm" svg:y="8.969cm" chart:style-name="ch3">
          <text:p>Figure 5.</text:p>
        </chart:subtitle>
        <chart:legend chart:legend-position="end" svg:x="15.702cm" svg:y="4.384cm" style:legend-expansion="high" chart:style-name="ch4"/>
        <chart:plot-area chart:style-name="ch5" chart:data-source-has-labels="both" svg:x="0.381cm" svg:y="2.219cm" svg:width="14.94cm" svg:height="7.936cm">
          <chartooo:coordinate-region svg:x="1.188cm" svg:y="2.419cm" svg:width="14.133cm" svg:height="7.089cm"/>
          <chart:axis chart:dimension="x" chart:name="primary-x" chart:style-name="ch6" chartooo:axis-type="auto">
            <chartooo:date-scale/>
            <chart:categories table:cell-range-address="local-table.$A$2:.$A$8"/>
          </chart:axis>
          <chart:axis chart:dimension="y" chart:name="primary-y" chart:style-name="ch7">
            <chart:grid chart:style-name="ch8" chart:class="major"/>
          </chart:axis>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series chart:style-name="ch11" chart:values-cell-range-address="local-table.$D$2:.$D$8" chart:label-cell-address="local-table.$D$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otal Students</text:p>
              </table:table-cell>
              <table:table-cell office:value-type="string">
                <text:p>Female Students</text:p>
              </table:table-cell>
              <table:table-cell office:value-type="string">
                <text:p>Male Students</text:p>
              </table:table-cell>
            </table:table-row>
          </table:table-header-rows>
          <table:table-rows>
            <table:table-row>
              <table:table-cell office:value-type="string">
                <text:p>6eme</text:p>
              </table:table-cell>
              <table:table-cell office:value-type="float" office:value="285">
                <text:p>285</text:p>
              </table:table-cell>
              <table:table-cell office:value-type="float" office:value="148">
                <text:p>148</text:p>
              </table:table-cell>
              <table:table-cell office:value-type="float" office:value="137">
                <text:p>137</text:p>
              </table:table-cell>
            </table:table-row>
            <table:table-row>
              <table:table-cell office:value-type="string">
                <text:p>5eme</text:p>
              </table:table-cell>
              <table:table-cell office:value-type="float" office:value="177">
                <text:p>177</text:p>
              </table:table-cell>
              <table:table-cell office:value-type="float" office:value="92">
                <text:p>92</text:p>
              </table:table-cell>
              <table:table-cell office:value-type="float" office:value="85">
                <text:p>85</text:p>
              </table:table-cell>
            </table:table-row>
            <table:table-row>
              <table:table-cell office:value-type="string">
                <text:p>4eme</text:p>
              </table:table-cell>
              <table:table-cell office:value-type="float" office:value="153">
                <text:p>153</text:p>
              </table:table-cell>
              <table:table-cell office:value-type="float" office:value="72">
                <text:p>72</text:p>
              </table:table-cell>
              <table:table-cell office:value-type="float" office:value="81">
                <text:p>81</text:p>
              </table:table-cell>
            </table:table-row>
            <table:table-row>
              <table:table-cell office:value-type="string">
                <text:p>3eme</text:p>
              </table:table-cell>
              <table:table-cell office:value-type="float" office:value="134">
                <text:p>134</text:p>
              </table:table-cell>
              <table:table-cell office:value-type="float" office:value="54">
                <text:p>54</text:p>
              </table:table-cell>
              <table:table-cell office:value-type="float" office:value="80">
                <text:p>80</text:p>
              </table:table-cell>
            </table:table-row>
            <table:table-row>
              <table:table-cell office:value-type="string">
                <text:p>2nd</text:p>
              </table:table-cell>
              <table:table-cell office:value-type="float" office:value="58">
                <text:p>58</text:p>
              </table:table-cell>
              <table:table-cell office:value-type="float" office:value="17">
                <text:p>17</text:p>
              </table:table-cell>
              <table:table-cell office:value-type="float" office:value="41">
                <text:p>41</text:p>
              </table:table-cell>
            </table:table-row>
            <table:table-row>
              <table:table-cell office:value-type="string">
                <text:p>1ere</text:p>
              </table:table-cell>
              <table:table-cell office:value-type="float" office:value="24">
                <text:p>24</text:p>
              </table:table-cell>
              <table:table-cell office:value-type="float" office:value="7">
                <text:p>7</text:p>
              </table:table-cell>
              <table:table-cell office:value-type="float" office:value="17">
                <text:p>17</text:p>
              </table:table-cell>
            </table:table-row>
            <table:table-row>
              <table:table-cell office:value-type="string">
                <text:p>Tle</text:p>
              </table:table-cell>
              <table:table-cell office:value-type="float" office:value="31">
                <text:p>31</text:p>
              </table:table-cell>
              <table:table-cell office:value-type="float" office:value="9">
                <text:p>9</text:p>
              </table:table-cell>
              <table:table-cell office:value-type="float" office:value="22">
                <text:p>2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 LibreOffice_project/07ac168c60a517dba0f0d7bc7540f5afa45f090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